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53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46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60">
      <style:text-properties fo:font-size="11pt" style:font-size-asian="11pt" style:font-size-complex="11pt"/>
    </style:style>
    <style:style style:name="ce4" style:family="table-cell" style:parent-style-name="Default" style:data-style-name="N4">
      <style:text-properties fo:font-size="11pt" style:font-size-asian="11pt" style:font-size-complex="11pt"/>
    </style:style>
    <style:style style:name="ce5" style:family="table-cell" style:parent-style-name="Default" style:data-style-name="N100"/>
    <style:style style:name="ce6" style:family="table-cell" style:parent-style-name="Default" style:data-style-name="N60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8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1" office:value-type="string">
            <text:p>D_h</text:p>
          </table:table-cell>
          <table:table-cell table:style-name="ce3" office:value-type="float" office:value="0.00000000931">
            <text:p>9.31E-009</text:p>
          </table:table-cell>
          <table:table-cell table:style-name="ce1"/>
          <table:table-cell table:style-name="ce3" office:value-type="float" office:value="0.00000000931">
            <text:p>9.31E-009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D_oh</text:p>
          </table:table-cell>
          <table:table-cell table:style-name="ce3" office:value-type="float" office:value="0.00000000528">
            <text:p>5.28E-009</text:p>
          </table:table-cell>
          <table:table-cell table:style-name="ce1"/>
          <table:table-cell table:style-name="ce3" office:value-type="float" office:value="0.00000000528">
            <text:p>5.28E-009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D_k</text:p>
          </table:table-cell>
          <table:table-cell table:style-name="ce3" office:value-type="float" office:value="0.00000000196">
            <text:p>1.96E-009</text:p>
          </table:table-cell>
          <table:table-cell table:style-name="ce1"/>
          <table:table-cell table:style-name="ce3" office:value-type="float" office:value="0.00000000196">
            <text:p>1.96E-009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D_cl</text:p>
          </table:table-cell>
          <table:table-cell table:style-name="ce3" office:value-type="float" office:value="0.00000000204">
            <text:p>2.04E-009</text:p>
          </table:table-cell>
          <table:table-cell table:style-name="ce1"/>
          <table:table-cell table:style-name="ce3" office:value-type="float" office:value="0.00000000204">
            <text:p>2.04E-009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K_v</text:p>
          </table:table-cell>
          <table:table-cell table:style-name="ce3" office:value-type="float" office:value="0.00000000000001">
            <text:p>1.00E-014</text:p>
          </table:table-cell>
          <table:table-cell table:style-name="ce1"/>
          <table:table-cell table:style-name="ce3" office:value-type="float" office:value="0.00000000000001">
            <text:p>1.00E-014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K_v</text:p>
          </table:table-cell>
          <table:table-cell table:style-name="ce3" office:value-type="float" office:value="0.00000001">
            <text:p>1.00E-008</text:p>
          </table:table-cell>
          <table:table-cell table:style-name="ce1"/>
          <table:table-cell table:style-name="ce3" office:value-type="float" office:value="0.00000001">
            <text:p>1.00E-008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k_v</text:p>
          </table:table-cell>
          <table:table-cell table:style-name="ce3" office:value-type="float" office:value="130000000000">
            <text:p>1.30E+011</text:p>
          </table:table-cell>
          <table:table-cell table:style-name="ce1"/>
          <table:table-cell table:style-name="ce3" office:value-type="float" office:value="130000000000">
            <text:p>1.30E+011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k_v</text:p>
          </table:table-cell>
          <table:table-cell table:style-name="ce3" office:value-type="float" office:value="130000000">
            <text:p>1.30E+008</text:p>
          </table:table-cell>
          <table:table-cell table:style-name="ce1"/>
          <table:table-cell table:style-name="ce3" office:value-type="float" office:value="130000000">
            <text:p>1.30E+008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27"/>
          <table:table-cell/>
        </table:table-row>
        <table:table-row table:style-name="ro2">
          <table:table-cell table:style-name="ce1" office:value-type="string">
            <text:p>T</text:p>
          </table:table-cell>
          <table:table-cell table:style-name="ce3" office:value-type="float" office:value="298">
            <text:p>2.98E+002</text:p>
          </table:table-cell>
          <table:table-cell table:style-name="ce1"/>
          <table:table-cell table:style-name="ce3" office:value-type="float" office:value="298">
            <text:p>2.98E+002</text:p>
          </table:table-cell>
          <table:table-cell table:style-name="ce1" table:number-columns-repeated="20"/>
          <table:table-cell table:style-name="ce1" office:value-type="string">
            <text:p># res_h = D_h * hxx + D_h*F/R/T * (hx*phix + h*phixx) + k_v(K_v - h*oh) - ht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 office:value-type="string">
            <text:p>K_fix</text:p>
          </table:table-cell>
          <table:table-cell table:style-name="ce3" office:value-type="float" office:value="0.0001">
            <text:p>1.00E-004</text:p>
          </table:table-cell>
          <table:table-cell table:style-name="ce1"/>
          <table:table-cell table:style-name="ce3" office:value-type="float" office:value="0.0001">
            <text:p>1.00E-004</text:p>
          </table:table-cell>
          <table:table-cell table:style-name="ce1" table:number-columns-repeated="20"/>
          <table:table-cell table:style-name="ce1" office:value-type="string">
            <text:p># res_oh = D_oh * ohxx - D_oh*F/R/T * (ohx*phix + oh*phixx) + k_v(K_v - h*oh) - oht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 office:value-type="string">
            <text:p>k_fix</text:p>
          </table:table-cell>
          <table:table-cell table:style-name="ce3" office:value-type="float" office:value="6000000000">
            <text:p>6.00E+009</text:p>
          </table:table-cell>
          <table:table-cell table:style-name="ce1"/>
          <table:table-cell table:style-name="ce3" office:value-type="float" office:value="6000000000">
            <text:p>6.00E+009</text:p>
          </table:table-cell>
          <table:table-cell table:style-name="ce1" table:number-columns-repeated="20"/>
          <table:table-cell table:style-name="ce1" office:value-type="string">
            <text:p># res_k = D_k * kxx + D_k*F/R/T * (kx*phix + k*phixx) - kt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 office:value-type="string">
            <text:p>c0_fa</text:p>
          </table:table-cell>
          <table:table-cell table:style-name="ce3" office:value-type="float" office:value="0.004">
            <text:p>4.00E-003</text:p>
          </table:table-cell>
          <table:table-cell table:style-name="ce1"/>
          <table:table-cell table:style-name="ce3" office:value-type="float" office:value="0.004">
            <text:p>4.00E-003</text:p>
          </table:table-cell>
          <table:table-cell table:style-name="ce1" table:number-columns-repeated="20"/>
          <table:table-cell table:style-name="ce1" office:value-type="string">
            <text:p># res_cl = D_cl * clxx - D_cl*F/R/T * (clx*phix + cl*phixx) - clt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 office:value-type="string">
            <text:p>R</text:p>
          </table:table-cell>
          <table:table-cell table:style-name="ce3" office:value-type="float" office:value="8.3145">
            <text:p>8.31E+000</text:p>
          </table:table-cell>
          <table:table-cell table:style-name="ce1"/>
          <table:table-cell table:style-name="ce3" office:value-type="float" office:value="8.3145">
            <text:p>8.31E+000</text:p>
          </table:table-cell>
          <table:table-cell table:style-name="ce1" table:number-columns-repeated="20"/>
          <table:table-cell table:style-name="ce1" office:value-type="string">
            <text:p># res_poiss = F * (h-oh+k-cl-c_fa) + epsilon * phixx</text:p>
          </table:table-cell>
          <table:table-cell table:style-name="ce1" table:number-columns-repeated="6"/>
          <table:table-cell/>
        </table:table-row>
        <table:table-row table:style-name="ro1">
          <table:table-cell table:style-name="ce1" office:value-type="string">
            <text:p>F</text:p>
          </table:table-cell>
          <table:table-cell table:style-name="ce3" office:value-type="float" office:value="96485">
            <text:p>9.65E+004</text:p>
          </table:table-cell>
          <table:table-cell table:style-name="ce1"/>
          <table:table-cell table:style-name="ce3" office:value-type="float" office:value="96485">
            <text:p>9.65E+004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epsilon</text:p>
          </table:table-cell>
          <table:table-cell table:style-name="ce3" office:value-type="float" office:value="0.0000000000088542">
            <text:p>8.85E-012</text:p>
          </table:table-cell>
          <table:table-cell table:style-name="ce1"/>
          <table:table-cell table:style-name="ce3" office:value-type="float" office:value="0.0000000000088542">
            <text:p>8.85E-012</text:p>
          </table:table-cell>
          <table:table-cell table:style-name="ce1" table:number-columns-repeated="27"/>
          <table:table-cell/>
        </table:table-row>
        <table:table-row table:style-name="ro1">
          <table:table-cell table:style-name="ce1" office:value-type="string">
            <text:p>epsilon</text:p>
          </table:table-cell>
          <table:table-cell table:style-name="ce3" office:value-type="float" office:value="0.0000000006954">
            <text:p>6.95E-010</text:p>
          </table:table-cell>
          <table:table-cell table:style-name="ce1"/>
          <table:table-cell table:style-name="ce3" office:value-type="float" office:value="0.0000000006954">
            <text:p>6.95E-010</text:p>
          </table:table-cell>
          <table:table-cell table:style-name="ce1" table:number-columns-repeated="21"/>
          <table:table-cell table:style-name="ce1" table:formula="of:=[.$B$3]*[.J23]-[.$B$3]*[.$B$19]*([.D23]*[.G23]+[.H23]*[.S23])+[.$B$20]-[.$B$9]*[.R23]*[.S23]-[.N23]" office:value-type="float" office:value="-9359999998.9">
            <text:p>-9359999998.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>
            <text:p>FRT = F / R / T</text:p>
          </table:table-cell>
          <table:table-cell table:style-name="ce1" table:formula="of:=[.B16]/[.B11]/[.B15]" office:value-type="float" office:value="38.9410268549203">
            <text:p>38.9410268549</text:p>
          </table:table-cell>
          <table:table-cell table:style-name="ce1" table:number-columns-repeated="29"/>
          <table:table-cell/>
        </table:table-row>
        <table:table-row table:style-name="ro1">
          <table:table-cell table:style-name="ce1" office:value-type="string">
            <text:p>K = k_v * K_v</text:p>
          </table:table-cell>
          <table:table-cell table:style-name="ce1" table:formula="of:=[.B7]*[.B9]" office:value-type="float" office:value="1.3">
            <text:p>1.3</text:p>
          </table:table-cell>
          <table:table-cell table:style-name="ce1" table:number-columns-repeated="22"/>
          <table:table-cell table:style-name="ce1" office:value-type="float" office:value="-9359999998.8">
            <text:p>-9359999998.8</text:p>
          </table:table-cell>
          <table:table-cell table:style-name="ce1" office:value-type="float" office:value="-9359999998.9">
            <text:p>-9359999998.9</text:p>
          </table:table-cell>
          <table:table-cell table:style-name="ce1" office:value-type="float" office:value="-0.399999453969">
            <text:p>-0.399999454</text:p>
          </table:table-cell>
          <table:table-cell table:style-name="ce1" office:value-type="float" office:value="-0.500000476434">
            <text:p>-0.5000004764</text:p>
          </table:table-cell>
          <table:table-cell table:style-name="ce1" office:value-type="float" office:value="-9648.5">
            <text:p>-9648.5</text:p>
          </table:table-cell>
          <table:table-cell table:style-name="ce3" office:value-type="float" office:value="1.75219199957E+020">
            <text:p>1.75E+020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2">
          <table:table-cell table:style-name="ce2" office:value-type="string">
            <text:p>x <text:s text:c="2"/></text:p>
          </table:table-cell>
          <table:table-cell table:style-name="ce2" office:value-type="string">
            <text:p>hoh</text:p>
          </table:table-cell>
          <table:table-cell table:style-name="ce2" office:value-type="string">
            <text:p>hx</text:p>
          </table:table-cell>
          <table:table-cell table:style-name="ce2" office:value-type="string">
            <text:p>ohx</text:p>
          </table:table-cell>
          <table:table-cell table:style-name="ce2" office:value-type="string">
            <text:p>kx</text:p>
          </table:table-cell>
          <table:table-cell table:style-name="ce2" office:value-type="string">
            <text:p>clx</text:p>
          </table:table-cell>
          <table:table-cell table:style-name="ce2" office:value-type="string">
            <text:p>phix</text:p>
          </table:table-cell>
          <table:table-cell table:style-name="ce2" office:value-type="string">
            <text:p>phixx</text:p>
          </table:table-cell>
          <table:table-cell table:style-name="ce2" office:value-type="string">
            <text:p>hxx</text:p>
          </table:table-cell>
          <table:table-cell table:style-name="ce2" office:value-type="string">
            <text:p>ohxx</text:p>
          </table:table-cell>
          <table:table-cell table:style-name="ce2" office:value-type="string">
            <text:p>kxx</text:p>
          </table:table-cell>
          <table:table-cell table:style-name="ce2" office:value-type="string">
            <text:p>clxx</text:p>
          </table:table-cell>
          <table:table-cell table:style-name="ce2" office:value-type="string">
            <text:p>ht</text:p>
          </table:table-cell>
          <table:table-cell table:style-name="ce2" office:value-type="string">
            <text:p>oht</text:p>
          </table:table-cell>
          <table:table-cell table:style-name="ce2" office:value-type="string">
            <text:p>kt</text:p>
          </table:table-cell>
          <table:table-cell table:style-name="ce2" office:value-type="string">
            <text:p>clt</text:p>
          </table:table-cell>
          <table:table-cell table:style-name="ce2" office:value-type="string">
            <text:p>phit</text:p>
          </table:table-cell>
          <table:table-cell table:style-name="ce2" office:value-type="string">
            <text:p>h</text:p>
          </table:table-cell>
          <table:table-cell table:style-name="ce2" office:value-type="string">
            <text:p>oh</text:p>
          </table:table-cell>
          <table:table-cell table:style-name="ce2" office:value-type="string">
            <text:p>k</text:p>
          </table:table-cell>
          <table:table-cell table:style-name="ce2" office:value-type="string">
            <text:p>cl</text:p>
          </table:table-cell>
          <table:table-cell table:style-name="ce2" office:value-type="string">
            <text:p>c_fa</text:p>
          </table:table-cell>
          <table:table-cell table:style-name="ce2" office:value-type="string">
            <text:p>phi</text:p>
          </table:table-cell>
          <table:table-cell table:style-name="ce1"/>
          <table:table-cell table:style-name="ce1" office:value-type="string">
            <text:p><text:s/>res_h</text:p>
          </table:table-cell>
          <table:table-cell table:style-name="ce1" office:value-type="string">
            <text:p><text:s/>res_oh</text:p>
          </table:table-cell>
          <table:table-cell table:style-name="ce1" office:value-type="string">
            <text:p>res_k</text:p>
          </table:table-cell>
          <table:table-cell table:style-name="ce1" office:value-type="string">
            <text:p>res_cl</text:p>
          </table:table-cell>
          <table:table-cell table:style-name="ce1" office:value-type="string">
            <text:p>res_poiss</text:p>
          </table:table-cell>
          <table:table-cell table:style-name="ce1" office:value-type="string">
            <text:p><text:s/>res_node</text:p>
          </table:table-cell>
          <table:table-cell table:style-name="ce1"/>
          <table:table-cell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$B$2]*[.C23]+[.$B$2]*[.$B$19]*([.C23]*[.G23]+[.H23]*[.R23])+[.$B$20]-[.$B$9]*[.R23]*[.S23]-[.M23]" office:value-type="float" office:value="-9359999998.8">
            <text:p>-9359999998.8</text:p>
          </table:table-cell>
          <table:table-cell table:style-name="ce1" table:formula="of:=[.$B$3]*[.J23]-[.$B$3]*[.$B$19]*([.D23]*[.G23]+[.H23]*[.S23])+[.$B$20]-[.$B$9]*[.R23]*[.S23]-[.N23]" office:value-type="float" office:value="-9359999998.9">
            <text:p>-9359999998.9</text:p>
          </table:table-cell>
          <table:table-cell table:style-name="ce1" table:formula="of:=[.$B$4]*[.K23]+[.$B$4]*[.$B$19]*([.E23]*[.G23]+[.H23]*[.T23])-[.O23]" office:value-type="float" office:value="-0.399999453969112">
            <text:p>-0.399999454</text:p>
          </table:table-cell>
          <table:table-cell table:style-name="ce1" table:formula="of:=[.$B$5]*[.L23]-[.$B$5]*[.$B$19]*([.F23]*[.G23]+[.H23]*[.U23])-[.P23]" office:value-type="float" office:value="-0.500000476434169">
            <text:p>-0.5000004764</text:p>
          </table:table-cell>
          <table:table-cell table:style-name="ce1" table:formula="of:=[.$B$16]*([.R23]-[.S23]+[.T23]-[.U23]-[.V23])+[.$B$18]*[.H23]" office:value-type="float" office:value="-9648.49999999861">
            <text:p>-9648.4999999986</text:p>
          </table:table-cell>
          <table:table-cell table:style-name="ce1" table:formula="of:=[.Y23]^2 + [.Z23]^2 +[.AA23]^2 + [.AB23]^2+[.AC23]^2" office:value-type="float" office:value="1.75219199957037E+020">
            <text:p>17521919995703700000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0.001">
            <text:p>0.001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3.2">
            <text:p>3.2</text:p>
          </table:table-cell>
          <table:table-cell table:style-name="ce1"/>
          <table:table-cell table:style-name="ce1" table:formula="of:=[.$B$2]*[.C24]+[.$B$2]*[.$B$19]*([.C24]*[.G24]+[.H24]*[.R24])+[.$B$20]-[.$B$9]*[.R24]*[.S24]-[.M24]" office:value-type="float" office:value="-982800000.899998">
            <text:p>-982800000.899998</text:p>
          </table:table-cell>
          <table:table-cell table:style-name="ce1" table:formula="of:=[.$B$3]*[.J24]-[.$B$3]*[.$B$19]*([.D24]*[.G24]+[.H24]*[.S24])+[.$B$20]-[.$B$9]*[.R24]*[.S24]-[.N24]" office:value-type="float" office:value="-982800001.000001">
            <text:p>-982800001.000001</text:p>
          </table:table-cell>
          <table:table-cell table:style-name="ce1" table:formula="of:=[.$B$4]*[.K24]+[.$B$4]*[.$B$19]*([.E24]*[.G24]+[.H24]*[.T24])-[.O24]" office:value-type="float" office:value="-2.39999944883396">
            <text:p>-2.3999994488</text:p>
          </table:table-cell>
          <table:table-cell table:style-name="ce1" table:formula="of:=[.$B$5]*[.L24]-[.$B$5]*[.$B$19]*([.F24]*[.G24]+[.H24]*[.U24])-[.P24]" office:value-type="float" office:value="-2.50000059151371">
            <text:p>-2.5000005915</text:p>
          </table:table-cell>
          <table:table-cell table:style-name="ce1" table:formula="of:=[.$B$16]*([.R24]-[.S24]+[.T24]-[.U24]-[.V24])+[.$B$18]*[.H24]" office:value-type="float" office:value="-318400.499999999">
            <text:p>-318400.499999999</text:p>
          </table:table-cell>
          <table:table-cell table:style-name="ce1" table:formula="of:=[.Y24]^2 + [.Z24]^2 +[.AA24]^2 + [.AB24]^2+[.AC24]^2" office:value-type="float" office:value="1.93179178511352E+018">
            <text:p>1931791785113520000</text:p>
          </table:table-cell>
          <table:table-cell table:style-name="ce1"/>
          <table:table-cell/>
        </table:table-row>
        <table:table-row table:style-name="ro1">
          <table:table-cell table:style-name="ce1" office:value-type="float" office:value="0.002">
            <text:p>0.00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2.4">
            <text:p>2.4</text:p>
          </table:table-cell>
          <table:table-cell table:number-columns-repeated="2" table:style-name="ce1" office:value-type="float" office:value="2.6">
            <text:p>2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.5">
            <text:p>-1.5</text:p>
          </table:table-cell>
          <table:table-cell table:style-name="ce1"/>
          <table:table-cell table:style-name="ce1" table:formula="of:=[.$B$2]*[.C25]+[.$B$2]*[.$B$19]*([.C25]*[.G25]+[.H25]*[.R25])+[.$B$20]-[.$B$9]*[.R25]*[.S25]-[.M25]" office:value-type="float" office:value="-780000006.699998">
            <text:p>-780000006.699998</text:p>
          </table:table-cell>
          <table:table-cell table:style-name="ce1" table:formula="of:=[.$B$3]*[.J25]-[.$B$3]*[.$B$19]*([.D25]*[.G25]+[.H25]*[.S25])+[.$B$20]-[.$B$9]*[.R25]*[.S25]-[.N25]" office:value-type="float" office:value="-780000005.700002">
            <text:p>-780000005.700002</text:p>
          </table:table-cell>
          <table:table-cell table:style-name="ce1" table:formula="of:=[.$B$4]*[.K25]+[.$B$4]*[.$B$19]*([.E25]*[.G25]+[.H25]*[.T25])-[.O25]" office:value-type="float" office:value="-5.99999942385446">
            <text:p>-5.9999994239</text:p>
          </table:table-cell>
          <table:table-cell table:style-name="ce1" table:formula="of:=[.$B$5]*[.L25]-[.$B$5]*[.$B$19]*([.F25]*[.G25]+[.H25]*[.U25])-[.P25]" office:value-type="float" office:value="-5.00000060862565">
            <text:p>-5.0000006086</text:p>
          </table:table-cell>
          <table:table-cell table:style-name="ce1" table:formula="of:=[.$B$16]*([.R25]-[.S25]+[.T25]-[.U25]-[.V25])+[.$B$18]*[.H25]" office:value-type="float" office:value="289455">
            <text:p>289455</text:p>
          </table:table-cell>
          <table:table-cell table:style-name="ce1" table:formula="of:=[.Y25]^2 + [.Z25]^2 +[.AA25]^2 + [.AB25]^2+[.AC25]^2" office:value-type="float" office:value="1.2168001031282E+018">
            <text:p>1216800103128200000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2">
          <table:table-cell table:style-name="ce1" table:number-columns-repeated="28"/>
          <table:table-cell table:style-name="ce2" office:value-type="string">
            <text:p>cumulated</text:p>
          </table:table-cell>
          <table:table-cell table:style-name="ce2" table:formula="of:=[.AD23]+[.AD24]+[.AD25]" office:value-type="float" office:value="1.78367791845279E+020">
            <text:p>178367791845279000000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1" table:number-columns-repeated="24"/>
          <table:table-cell table:number-columns-repeated="8"/>
        </table:table-row>
        <table:table-row table:style-name="ro2">
          <table:table-cell table:style-name="ce1" office:value-type="string">
            <text:p>masik t</text:p>
          </table:table-cell>
          <table:table-cell table:style-name="ce1" table:number-columns-repeated="30"/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3">
            <text:p>3</text:p>
          </table:table-cell>
          <table:table-cell/>
          <table:table-cell table:style-name="ce1" table:formula="of:=[.$B$2]*[.C31]+[.$B$2]*[.$B$19]*([.C31]*[.G31]+[.H31]*[.R31])+[.$B$20]-[.$B$9]*[.R31]*[.S31]-[.M31]" office:value-type="float" office:value="-10399999.8999952">
            <text:p>-10399999.8999952</text:p>
          </table:table-cell>
          <table:table-cell table:style-name="ce1" table:formula="of:=[.$B$3]*[.J31]-[.$B$3]*[.$B$19]*([.D31]*[.G31]+[.H31]*[.S31])+[.$B$20]-[.$B$9]*[.R31]*[.S31]-[.N31]" office:value-type="float" office:value="-10400000.1000025">
            <text:p>-10400000.1000025</text:p>
          </table:table-cell>
          <table:table-cell table:style-name="ce1" table:formula="of:=[.$B$4]*[.K31]+[.$B$4]*[.$B$19]*([.E31]*[.G31]+[.H31]*[.T31])-[.O31]" office:value-type="float" office:value="-1.69999885709381">
            <text:p>-1.6999988571</text:p>
          </table:table-cell>
          <table:table-cell table:style-name="ce1" table:formula="of:=[.$B$5]*[.L31]-[.$B$5]*[.$B$19]*([.F31]*[.G31]+[.H31]*[.U31])-[.P31]" office:value-type="float" office:value="-2.00000080804089">
            <text:p>-2.000000808</text:p>
          </table:table-cell>
          <table:table-cell table:style-name="ce1" table:formula="of:=[.$B$16]*([.R31]-[.S31]+[.T31]-[.U31]-[.V31])+[.$B$18]*[.H31]" office:value-type="float" office:value="9648.50000000139">
            <text:p>9648.5000000014</text:p>
          </table:table-cell>
          <table:table-cell table:style-name="ce1" table:formula="of:=[.Y31]^2 + [.Z31]^2 +[.AA31]^2 + [.AB31]^2+[.AC31]^2" office:value-type="float" office:value="216320093093510">
            <text:p>216320093093510</text:p>
          </table:table-cell>
          <table:table-cell table:number-columns-repeated="2"/>
        </table:table-row>
        <table:table-row table:style-name="ro1">
          <table:table-cell table:style-name="ce1" office:value-type="float" office:value="0.001">
            <text:p>0.001</text:p>
          </table:table-cell>
          <table:table-cell office:value-type="float" office:value="-0.3">
            <text:p>-0.3</text:p>
          </table:table-cell>
          <table:table-cell office:value-type="float" office:value="-0.5">
            <text:p>-0.5</text:p>
          </table:table-cell>
          <table:table-cell office:value-type="float" office:value="-0.7">
            <text:p>-0.7</text:p>
          </table:table-cell>
          <table:table-cell office:value-type="float" office:value="-0.9">
            <text:p>-0.9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9">
            <text:p>1.9</text:p>
          </table:table-cell>
          <table:table-cell office:value-type="float" office:value="-0.5">
            <text:p>-0.5</text:p>
          </table:table-cell>
          <table:table-cell office:value-type="float" office:value="-0.8">
            <text:p>-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" table:formula="of:=[.$B$2]*[.C32]+[.$B$2]*[.$B$19]*([.C32]*[.G32]+[.H32]*[.R32])+[.$B$20]-[.$B$9]*[.R32]*[.S32]-[.M32]" office:value-type="float" office:value="-345799999.299999">
            <text:p>-345799999.299999</text:p>
          </table:table-cell>
          <table:table-cell table:style-name="ce1" table:formula="of:=[.$B$3]*[.J32]-[.$B$3]*[.$B$19]*([.D32]*[.G32]+[.H32]*[.S32])+[.$B$20]-[.$B$9]*[.R32]*[.S32]-[.N32]" office:value-type="float" office:value="-345799999.500001">
            <text:p>-345799999.500001</text:p>
          </table:table-cell>
          <table:table-cell table:style-name="ce1" table:formula="of:=[.$B$4]*[.K32]+[.$B$4]*[.$B$19]*([.E32]*[.G32]+[.H32]*[.T32])-[.O32]" office:value-type="float" office:value="-0.90000017975437">
            <text:p>-0.9000001798</text:p>
          </table:table-cell>
          <table:table-cell table:style-name="ce1" table:formula="of:=[.$B$5]*[.L32]-[.$B$5]*[.$B$19]*([.F32]*[.G32]+[.H32]*[.U32])-[.P32]" office:value-type="float" office:value="-1.00000002453989">
            <text:p>-1.0000000245</text:p>
          </table:table-cell>
          <table:table-cell table:style-name="ce1" table:formula="of:=[.$B$16]*([.R32]-[.S32]+[.T32]-[.U32]-[.V32])+[.$B$18]*[.H32]" office:value-type="float" office:value="-115781.999999999">
            <text:p>-115781.999999999</text:p>
          </table:table-cell>
          <table:table-cell table:style-name="ce1" table:formula="of:=[.Y32]^2 + [.Z32]^2 +[.AA32]^2 + [.AB32]^2+[.AC32]^2" office:value-type="float" office:value="2.39155292575551E+017">
            <text:p>239155292575551000</text:p>
          </table:table-cell>
          <table:table-cell table:number-columns-repeated="2"/>
        </table:table-row>
        <table:table-row table:style-name="ro1">
          <table:table-cell table:style-name="ce1" office:value-type="float" office:value="0.002">
            <text:p>0.002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-1.3">
            <text:p>-1.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/>
          <table:table-cell table:style-name="ce1" table:formula="of:=[.$B$2]*[.C33]+[.$B$2]*[.$B$19]*([.C33]*[.G33]+[.H33]*[.R33])+[.$B$20]-[.$B$9]*[.R33]*[.S33]-[.M33]" office:value-type="float" office:value="-572000002.699998">
            <text:p>-572000002.699998</text:p>
          </table:table-cell>
          <table:table-cell table:style-name="ce1" table:formula="of:=[.$B$3]*[.J33]-[.$B$3]*[.$B$19]*([.D33]*[.G33]+[.H33]*[.S33])+[.$B$20]-[.$B$9]*[.R33]*[.S33]-[.N33]" office:value-type="float" office:value="-571999999.000001">
            <text:p>-571999999.000001</text:p>
          </table:table-cell>
          <table:table-cell table:style-name="ce1" table:formula="of:=[.$B$4]*[.K33]+[.$B$4]*[.$B$19]*([.E33]*[.G33]+[.H33]*[.T33])-[.O33]" office:value-type="float" office:value="-1.99999924203631">
            <text:p>-1.999999242</text:p>
          </table:table-cell>
          <table:table-cell table:style-name="ce1" table:formula="of:=[.$B$5]*[.L33]-[.$B$5]*[.$B$19]*([.F33]*[.G33]+[.H33]*[.U33])-[.P33]" office:value-type="float" office:value="-4.9999999422442">
            <text:p>-4.9999999422</text:p>
          </table:table-cell>
          <table:table-cell table:style-name="ce1" table:formula="of:=[.$B$16]*([.R33]-[.S33]+[.T33]-[.U33]-[.V33])+[.$B$18]*[.H33]" office:value-type="float" office:value="-173672.999999999">
            <text:p>-173672.999999999</text:p>
          </table:table-cell>
          <table:table-cell table:style-name="ce1" table:formula="of:=[.Y33]^2 + [.Z33]^2 +[.AA33]^2 + [.AB33]^2+[.AC33]^2" office:value-type="float" office:value="6.5436803210711E+017">
            <text:p>654368032107110000</text:p>
          </table:table-cell>
          <table:table-cell table:number-columns-repeated="2"/>
        </table:table-row>
        <table:table-row table:style-name="ro3">
          <table:table-cell table:number-columns-repeated="32"/>
        </table:table-row>
        <table:table-row table:style-name="ro4">
          <table:table-cell table:number-columns-repeated="28"/>
          <table:table-cell table:style-name="ce7" office:value-type="string">
            <text:p>cumulated</text:p>
          </table:table-cell>
          <table:table-cell table:style-name="ce7" table:formula="of:=[.AD31]+[.AD32]+[.AD33]" office:value-type="float" office:value="8.93739644775755E+017">
            <text:p>893739644775755000</text:p>
          </table:table-cell>
          <table:table-cell/>
          <table:table-cell table:style-name="ce6" office:value-type="float" office:value="8.93739644776E+017">
            <text:p>8.94E+017</text:p>
          </table:table-cell>
        </table:table-row>
        <table:table-row table:style-name="ro5" table:number-rows-repeated="2">
          <table:table-cell table:number-columns-repeated="29"/>
          <table:table-cell table:style-name="ce5"/>
          <table:table-cell table:number-columns-repeated="2"/>
        </table:table-row>
        <table:table-row table:style-name="ro5">
          <table:table-cell office:value-type="float" office:value="0.001">
            <text:p>0.001</text:p>
          </table:table-cell>
          <table:table-cell office:value-type="float" office:value="-5171399999.85">
            <text:p>-5171399999.85</text:p>
          </table:table-cell>
          <table:table-cell office:value-type="float" office:value="1.00000000113">
            <text:p>1.0000000011</text:p>
          </table:table-cell>
          <table:table-cell office:value-type="float" office:value="-5171399999.95">
            <text:p>-5171399999.95</text:p>
          </table:table-cell>
          <table:table-cell office:value-type="float" office:value="1.00000000118">
            <text:p>1.0000000012</text:p>
          </table:table-cell>
          <table:table-cell office:value-type="float" office:value="-1.3999994514">
            <text:p>-1.3999994514</text:p>
          </table:table-cell>
          <table:table-cell office:value-type="float" office:value="-2543481.00506">
            <text:p>-2543481.00506</text:p>
          </table:table-cell>
          <table:table-cell office:value-type="float" office:value="-1.50000053397">
            <text:p>-1.500000534</text:p>
          </table:table-cell>
          <table:table-cell office:value-type="float" office:value="2637954.82629">
            <text:p>2637954.82629</text:p>
          </table:table-cell>
          <table:table-cell office:value-type="float" office:value="-164024.5">
            <text:p>-164024.5</text:p>
          </table:table-cell>
          <table:table-cell office:value-type="float" office:value="1">
            <text:p>1</text:p>
          </table:table-cell>
          <table:table-cell table:style-name="ce5" office:value-type="string">
            <text:p>8.85754958711e+19</text:p>
          </table:table-cell>
          <table:table-cell table:style-name="ce5" office:value-type="string">
            <text:p>1.92308456869e+13</text:p>
          </table:table-cell>
          <table:table-cell table:style-name="ce5" office:value-type="string">
            <text:p>8.85754958204e+19</text:p>
          </table:table-cell>
          <table:table-cell table:style-name="ce5" office:value-type="string">
            <text:p>1.92308456869e+13</text:p>
          </table:table-cell>
          <table:table-cell table:number-columns-repeated="14"/>
          <table:table-cell table:style-name="ce5"/>
          <table:table-cell table:number-columns-repeated="2"/>
        </table:table-row>
        <table:table-row table:style-name="ro5">
          <table:table-cell office:value-type="float" office:value="0.001">
            <text:p>0.001</text:p>
          </table:table-cell>
          <table:table-cell office:value-type="float" office:value="-881400003.8">
            <text:p>-881400003.8</text:p>
          </table:table-cell>
          <table:table-cell office:value-type="float" office:value="1.00000000625">
            <text:p>1.0000000063</text:p>
          </table:table-cell>
          <table:table-cell office:value-type="float" office:value="-881400003.35">
            <text:p>-881400003.35</text:p>
          </table:table-cell>
          <table:table-cell office:value-type="float" office:value="1.00000000566">
            <text:p>1.0000000057</text:p>
          </table:table-cell>
          <table:table-cell office:value-type="float" office:value="-4.19999943634">
            <text:p>-4.1999994363</text:p>
          </table:table-cell>
          <table:table-cell office:value-type="float" office:value="-7384219.05327">
            <text:p>-7384219.05327</text:p>
          </table:table-cell>
          <table:table-cell office:value-type="float" office:value="-3.75000060007">
            <text:p>-3.7500006001</text:p>
          </table:table-cell>
          <table:table-cell office:value-type="float" office:value="6220838.60853">
            <text:p>6220838.60853</text:p>
          </table:table-cell>
          <table:table-cell office:value-type="float" office:value="-14472.75">
            <text:p>-14472.75</text:p>
          </table:table-cell>
          <table:table-cell office:value-type="float" office:value="1">
            <text:p>1</text:p>
          </table:table-cell>
          <table:table-cell table:style-name="ce5" office:value-type="string">
            <text:p>1.57429594412e+18</text:p>
          </table:table-cell>
          <table:table-cell table:style-name="ce5" office:value-type="string">
            <text:p>1.06382907968e+14</text:p>
          </table:table-cell>
          <table:table-cell table:style-name="ce5" office:value-type="string">
            <text:p>1.57429585154e+18</text:p>
          </table:table-cell>
          <table:table-cell table:style-name="ce5" office:value-type="string">
            <text:p>1.06382907968e+14</text:p>
          </table:table-cell>
          <table:table-cell table:number-columns-repeated="17"/>
        </table:table-row>
        <table:table-row table:style-name="ro5">
          <table:table-cell table:number-columns-repeated="32"/>
        </table:table-row>
        <table:table-row table:style-name="ro5">
          <table:table-cell table:number-columns-repeated="29"/>
          <table:table-cell table:style-name="ce5"/>
          <table:table-cell table:number-columns-repeated="2"/>
        </table:table-row>
        <table:table-row table:style-name="ro4">
          <table:table-cell office:value-type="string">
            <text:p>x <text:s text:c="2"/></text:p>
          </table:table-cell>
          <table:table-cell office:value-type="string">
            <text:p>res_h</text:p>
          </table:table-cell>
          <table:table-cell office:value-type="string">
            <text:p>res_h_szaz</text:p>
          </table:table-cell>
          <table:table-cell office:value-type="string">
            <text:p>res_oh</text:p>
          </table:table-cell>
          <table:table-cell office:value-type="string">
            <text:p>res_oh_szaz</text:p>
          </table:table-cell>
          <table:table-cell office:value-type="string">
            <text:p>res_k</text:p>
          </table:table-cell>
          <table:table-cell office:value-type="string">
            <text:p>res_k_szaz</text:p>
          </table:table-cell>
          <table:table-cell office:value-type="string">
            <text:p>res_cl</text:p>
          </table:table-cell>
          <table:table-cell office:value-type="string">
            <text:p>res_cl_szaz</text:p>
          </table:table-cell>
          <table:table-cell office:value-type="string">
            <text:p>res_poiss</text:p>
          </table:table-cell>
          <table:table-cell office:value-type="string">
            <text:p>res_poiss_szaz</text:p>
          </table:table-cell>
          <table:table-cell office:value-type="string">
            <text:p>res_node</text:p>
          </table:table-cell>
          <table:table-cell office:value-type="string">
            <text:p>res_node_szaz</text:p>
          </table:table-cell>
          <table:table-cell office:value-type="string">
            <text:p>res_node_no_poisson</text:p>
          </table:table-cell>
          <table:table-cell office:value-type="string">
            <text:p>res_node_no_poisson_szaz</text:p>
          </table:table-cell>
          <table:table-cell office:value-type="string">
            <text:p>ht</text:p>
          </table:table-cell>
          <table:table-cell office:value-type="string">
            <text:p>oht</text:p>
          </table:table-cell>
          <table:table-cell office:value-type="string">
            <text:p>kt</text:p>
          </table:table-cell>
          <table:table-cell office:value-type="string">
            <text:p>clt</text:p>
          </table:table-cell>
          <table:table-cell office:value-type="string">
            <text:p>npj_h</text:p>
          </table:table-cell>
          <table:table-cell office:value-type="string">
            <text:p>npj_oh</text:p>
          </table:table-cell>
          <table:table-cell office:value-type="string">
            <text:p>npj_k</text:p>
          </table:table-cell>
          <table:table-cell office:value-type="string">
            <text:p>npj_cl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5">
          <table:table-cell table:number-columns-repeated="29"/>
          <table:table-cell table:style-name="ce5"/>
          <table:table-cell table:number-columns-repeated="2"/>
        </table:table-row>
        <table:table-row table:style-name="ro5">
          <table:table-cell office:value-type="float" office:value="0.146042631747">
            <text:p>0.1460426317</text:p>
          </table:table-cell>
          <table:table-cell table:style-name="ce5" office:value-type="string">
            <text:p>3.03803457255e-08</text:p>
          </table:table-cell>
          <table:table-cell office:value-type="float" office:value="0.569374942468">
            <text:p>0.5693749425</text:p>
          </table:table-cell>
          <table:table-cell office:value-type="float" office:value="-4.15624928004">
            <text:p>-4.15624928</text:p>
          </table:table-cell>
          <table:table-cell office:value-type="float" office:value="0.073568297194">
            <text:p>0.0735682972</text:p>
          </table:table-cell>
          <table:table-cell office:value-type="float" office:value="2.11088643564">
            <text:p>2.1108864356</text:p>
          </table:table-cell>
          <table:table-cell office:value-type="float" office:value="-0.0293145833367">
            <text:p>-0.0293145833</text:p>
          </table:table-cell>
          <table:table-cell office:value-type="float" office:value="-0.657302509734">
            <text:p>-0.6573025097</text:p>
          </table:table-cell>
          <table:table-cell office:value-type="float" office:value="0.0292950863679">
            <text:p>0.0292950864</text:p>
          </table:table-cell>
          <table:table-cell office:value-type="float" office:value="0.0018742432169">
            <text:p>0.0018742432</text:p>
          </table:table-cell>
          <table:table-cell office:value-type="float" office:value="-0.00360794758454">
            <text:p>-0.0036079476</text:p>
          </table:table-cell>
          <table:table-cell office:value-type="float" office:value="22.1622997241">
            <text:p>22.1622997241</text:p>
          </table:table-cell>
          <table:table-cell office:value-type="float" office:value="0.33133068363">
            <text:p>0.3313306836</text:p>
          </table:table-cell>
          <table:table-cell office:value-type="float" office:value="22.1622962113">
            <text:p>22.1622962113</text:p>
          </table:table-cell>
          <table:table-cell office:value-type="float" office:value="0.331317666344">
            <text:p>0.3313176663</text:p>
          </table:table-cell>
          <table:table-cell table:style-name="ce5" office:value-type="string">
            <text:p>2.2977017691e-08</text:p>
          </table:table-cell>
          <table:table-cell office:value-type="float" office:value="-52.338863949">
            <text:p>-52.338863949</text:p>
          </table:table-cell>
          <table:table-cell office:value-type="float" office:value="-74.1189518885">
            <text:p>-74.1189518885</text:p>
          </table:table-cell>
          <table:table-cell office:value-type="float" office:value="-21.7799929971">
            <text:p>-21.7799929971</text:p>
          </table:table-cell>
          <table:table-cell table:style-name="ce5" office:value-type="string">
            <text:p>5.33573634165e-08</text:p>
          </table:table-cell>
          <table:table-cell office:value-type="float" office:value="-56.4951132291">
            <text:p>-56.4951132291</text:p>
          </table:table-cell>
          <table:table-cell office:value-type="float" office:value="-72.0080654529">
            <text:p>-72.0080654529</text:p>
          </table:table-cell>
          <table:table-cell office:value-type="float" office:value="-22.4372955068">
            <text:p>-22.4372955068</text:p>
          </table:table-cell>
          <table:table-cell table:number-columns-repeated="9"/>
        </table:table-row>
        <table:table-row table:style-name="ro5">
          <table:table-cell office:value-type="float" office:value="0.146060598635">
            <text:p>0.1460605986</text:p>
          </table:table-cell>
          <table:table-cell table:style-name="ce5" office:value-type="string">
            <text:p>2.33209982073e-08</text:p>
          </table:table-cell>
          <table:table-cell office:value-type="float" office:value="0.500992456511">
            <text:p>0.5009924565</text:p>
          </table:table-cell>
          <table:table-cell office:value-type="float" office:value="-3.36139522039">
            <text:p>-3.3613952204</text:p>
          </table:table-cell>
          <table:table-cell office:value-type="float" office:value="0.0602642690495">
            <text:p>0.060264269</text:p>
          </table:table-cell>
          <table:table-cell office:value-type="float" office:value="1.70603564587">
            <text:p>1.7060356459</text:p>
          </table:table-cell>
          <table:table-cell office:value-type="float" office:value="-0.0235317312299">
            <text:p>-0.0235317312</text:p>
          </table:table-cell>
          <table:table-cell office:value-type="float" office:value="-0.530470925387">
            <text:p>-0.5304709254</text:p>
          </table:table-cell>
          <table:table-cell office:value-type="float" office:value="0.0237670532494">
            <text:p>0.0237670532</text:p>
          </table:table-cell>
          <table:table-cell office:value-type="float" office:value="0.00152050616508">
            <text:p>0.0015205062</text:p>
          </table:table-cell>
          <table:table-cell office:value-type="float" office:value="-0.0029059918937">
            <text:p>-0.0029059919</text:p>
          </table:table-cell>
          <table:table-cell office:value-type="float" office:value="14.4909371673">
            <text:p>14.4909371673</text:p>
          </table:table-cell>
          <table:table-cell office:value-type="float" office:value="0.255752283589">
            <text:p>0.2557522836</text:p>
          </table:table-cell>
          <table:table-cell office:value-type="float" office:value="14.4909348553">
            <text:p>14.4909348553</text:p>
          </table:table-cell>
          <table:table-cell office:value-type="float" office:value="0.2557438388">
            <text:p>0.2557438388</text:p>
          </table:table-cell>
          <table:table-cell table:style-name="ce5" office:value-type="string">
            <text:p>2.32286013011e-08</text:p>
          </table:table-cell>
          <table:table-cell office:value-type="float" office:value="-52.4161869757">
            <text:p>-52.4161869757</text:p>
          </table:table-cell>
          <table:table-cell office:value-type="float" office:value="-74.2054038054">
            <text:p>-74.2054038054</text:p>
          </table:table-cell>
          <table:table-cell office:value-type="float" office:value="-21.7891208145">
            <text:p>-21.7891208145</text:p>
          </table:table-cell>
          <table:table-cell table:style-name="ce5" office:value-type="string">
            <text:p>4.65495995083e-08</text:p>
          </table:table-cell>
          <table:table-cell office:value-type="float" office:value="-55.777582196">
            <text:p>-55.777582196</text:p>
          </table:table-cell>
          <table:table-cell office:value-type="float" office:value="-72.4993681595">
            <text:p>-72.4993681595</text:p>
          </table:table-cell>
          <table:table-cell office:value-type="float" office:value="-22.3195917399">
            <text:p>-22.3195917399</text:p>
          </table:table-cell>
          <table:table-cell table:number-columns-repeated="9"/>
        </table:table-row>
        <table:table-row table:style-name="ro3">
          <table:table-cell table:number-columns-repeated="32"/>
        </table:table-row>
        <table:table-row table:style-name="ro5">
          <table:table-cell office:value-type="float" office:value="0.0224841205578">
            <text:p>0.0224841206</text:p>
          </table:table-cell>
          <table:table-cell table:style-name="ce5" office:value-type="string">
            <text:p>-8.22589037898e-07</text:p>
          </table:table-cell>
          <table:table-cell office:value-type="float" office:value="1.01446022131">
            <text:p>1.0144602213</text:p>
          </table:table-cell>
          <table:table-cell office:value-type="float" office:value="16.2509510477">
            <text:p>16.2509510477</text:p>
          </table:table-cell>
          <table:table-cell office:value-type="float" office:value="-1.8277101616">
            <text:p>-1.8277101616</text:p>
          </table:table-cell>
          <table:table-cell office:value-type="float" office:value="-4.74721154316">
            <text:p>-4.7472115432</text:p>
          </table:table-cell>
          <table:table-cell office:value-type="float" office:value="0.157534460054">
            <text:p>0.1575344601</text:p>
          </table:table-cell>
          <table:table-cell office:value-type="float" office:value="-1.34328897515">
            <text:p>-1.3432889752</text:p>
          </table:table-cell>
          <table:table-cell office:value-type="float" office:value="0.84585092639">
            <text:p>0.8458509264</text:p>
          </table:table-cell>
          <table:table-cell office:value-type="float" office:value="-0.00192950947307">
            <text:p>-0.0019295095</text:p>
          </table:table-cell>
          <table:table-cell office:value-type="float" office:value="0.00135620540301">
            <text:p>0.0013562054</text:p>
          </table:table-cell>
          <table:table-cell office:value-type="float" office:value="288.433856383">
            <text:p>288.433856383</text:p>
          </table:table-cell>
          <table:table-cell office:value-type="float" office:value="5.1099367105">
            <text:p>5.1099367105</text:p>
          </table:table-cell>
          <table:table-cell office:value-type="float" office:value="288.43385266">
            <text:p>288.43385266</text:p>
          </table:table-cell>
          <table:table-cell office:value-type="float" office:value="5.10993487121">
            <text:p>5.1099348712</text:p>
          </table:table-cell>
          <table:table-cell table:style-name="ce5" office:value-type="string">
            <text:p>1.17252695453e-08</text:p>
          </table:table-cell>
          <table:table-cell office:value-type="float" office:value="-25.1423778117">
            <text:p>-25.1423778117</text:p>
          </table:table-cell>
          <table:table-cell office:value-type="float" office:value="-25.3872208949">
            <text:p>-25.3872208949</text:p>
          </table:table-cell>
          <table:table-cell office:value-type="float" office:value="-0.244802889788">
            <text:p>-0.2448028898</text:p>
          </table:table-cell>
          <table:table-cell table:style-name="ce5" office:value-type="string">
            <text:p>-8.10863768352e-07</text:p>
          </table:table-cell>
          <table:table-cell office:value-type="float" office:value="-8.89142676401">
            <text:p>-8.891426764</text:p>
          </table:table-cell>
          <table:table-cell office:value-type="float" office:value="-30.1344324381">
            <text:p>-30.1344324381</text:p>
          </table:table-cell>
          <table:table-cell office:value-type="float" office:value="-1.58809186494">
            <text:p>-1.5880918649</text:p>
          </table:table-cell>
          <table:table-cell table:number-columns-repeated="9"/>
        </table:table-row>
        <table:table-row table:style-name="ro5">
          <table:table-cell office:value-type="float" office:value="0.0224885650022">
            <text:p>0.022488565</text:p>
          </table:table-cell>
          <table:table-cell table:style-name="ce5" office:value-type="string">
            <text:p>-8.44838310006e-07</text:p>
          </table:table-cell>
          <table:table-cell office:value-type="float" office:value="1.0142673522">
            <text:p>1.0142673522</text:p>
          </table:table-cell>
          <table:table-cell office:value-type="float" office:value="16.3169680656">
            <text:p>16.3169680656</text:p>
          </table:table-cell>
          <table:table-cell office:value-type="float" office:value="-1.8428425532">
            <text:p>-1.8428425532</text:p>
          </table:table-cell>
          <table:table-cell office:value-type="float" office:value="-4.76089870941">
            <text:p>-4.7608987094</text:p>
          </table:table-cell>
          <table:table-cell office:value-type="float" office:value="0.157876697071">
            <text:p>0.1578766971</text:p>
          </table:table-cell>
          <table:table-cell office:value-type="float" office:value="-1.35457363742">
            <text:p>-1.3545736374</text:p>
          </table:table-cell>
          <table:table-cell office:value-type="float" office:value="0.858285752616">
            <text:p>0.8582857526</text:p>
          </table:table-cell>
          <table:table-cell office:value-type="float" office:value="-0.00193760946483">
            <text:p>-0.0019376095</text:p>
          </table:table-cell>
          <table:table-cell office:value-type="float" office:value="0.00135819290949">
            <text:p>0.0013581929</text:p>
          </table:table-cell>
          <table:table-cell office:value-type="float" office:value="290.744476868">
            <text:p>290.744476868</text:p>
          </table:table-cell>
          <table:table-cell office:value-type="float" office:value="5.18638826692">
            <text:p>5.1863882669</text:p>
          </table:table-cell>
          <table:table-cell office:value-type="float" office:value="290.744473113">
            <text:p>290.744473113</text:p>
          </table:table-cell>
          <table:table-cell office:value-type="float" office:value="5.18638642224">
            <text:p>5.1863864222</text:p>
          </table:table-cell>
          <table:table-cell table:style-name="ce5" office:value-type="string">
            <text:p>1.18840517715e-08</text:p>
          </table:table-cell>
          <table:table-cell office:value-type="float" office:value="-25.1712068812">
            <text:p>-25.1712068812</text:p>
          </table:table-cell>
          <table:table-cell office:value-type="float" office:value="-25.394905141">
            <text:p>-25.394905141</text:p>
          </table:table-cell>
          <table:table-cell office:value-type="float" office:value="-0.223657893619">
            <text:p>-0.2236578936</text:p>
          </table:table-cell>
          <table:table-cell table:style-name="ce5" office:value-type="string">
            <text:p>-8.32954258234e-07</text:p>
          </table:table-cell>
          <table:table-cell office:value-type="float" office:value="-8.85423881561">
            <text:p>-8.8542388156</text:p>
          </table:table-cell>
          <table:table-cell office:value-type="float" office:value="-30.1558038504">
            <text:p>-30.1558038504</text:p>
          </table:table-cell>
          <table:table-cell office:value-type="float" office:value="-1.57823153104">
            <text:p>-1.578231531</text:p>
          </table:table-cell>
          <table:table-cell table:number-columns-repeated="9"/>
        </table:table-row>
        <table:table-row table:style-name="ro3">
          <table:table-cell table:number-columns-repeated="32"/>
        </table:table-row>
        <table:table-row table:style-name="ro5">
          <table:table-cell office:value-type="float" office:value="0.00818920377868">
            <text:p>0.0081892038</text:p>
          </table:table-cell>
          <table:table-cell table:style-name="ce5" office:value-type="string">
            <text:p>1.25741724796e-09</text:p>
          </table:table-cell>
          <table:table-cell office:value-type="float" office:value="0.97092987778">
            <text:p>0.9709298778</text:p>
          </table:table-cell>
          <table:table-cell office:value-type="float" office:value="-10.4044001014">
            <text:p>-10.4044001014</text:p>
          </table:table-cell>
          <table:table-cell office:value-type="float" office:value="0.736539408884">
            <text:p>0.7365394089</text:p>
          </table:table-cell>
          <table:table-cell office:value-type="float" office:value="4.90289112299">
            <text:p>4.902891123</text:p>
          </table:table-cell>
          <table:table-cell office:value-type="float" office:value="-24.8299219151">
            <text:p>-24.8299219151</text:p>
          </table:table-cell>
          <table:table-cell office:value-type="float" office:value="-1.08770514861">
            <text:p>-1.0877051486</text:p>
          </table:table-cell>
          <table:table-cell office:value-type="float" office:value="0.441010509377">
            <text:p>0.4410105094</text:p>
          </table:table-cell>
          <table:table-cell office:value-type="float" office:value="0.000763189140599">
            <text:p>0.0007631891</text:p>
          </table:table-cell>
          <table:table-cell table:style-name="ce5" office:value-type="float" office:value="-0.000968882518305">
            <text:p>-0.000968882518305</text:p>
          </table:table-cell>
          <table:table-cell office:value-type="float" office:value="133.472985907">
            <text:p>133.472985907</text:p>
          </table:table-cell>
          <table:table-cell office:value-type="float" office:value="618.204708647">
            <text:p>618.204708647</text:p>
          </table:table-cell>
          <table:table-cell office:value-type="float" office:value="133.472985325">
            <text:p>133.472985325</text:p>
          </table:table-cell>
          <table:table-cell office:value-type="float" office:value="618.204707708">
            <text:p>618.204707708</text:p>
          </table:table-cell>
          <table:table-cell table:style-name="ce5" office:value-type="string">
            <text:p>3.76476962097e-11</text:p>
          </table:table-cell>
          <table:table-cell office:value-type="float" office:value="-3.72166019615">
            <text:p>-3.7216601962</text:p>
          </table:table-cell>
          <table:table-cell office:value-type="float" office:value="-5.10035010574">
            <text:p>-5.1003501057</text:p>
          </table:table-cell>
          <table:table-cell office:value-type="float" office:value="-1.37868765946">
            <text:p>-1.3786876595</text:p>
          </table:table-cell>
          <table:table-cell table:style-name="ce5" office:value-type="string">
            <text:p>1.29506494417e-09</text:p>
          </table:table-cell>
          <table:table-cell office:value-type="float" office:value="-14.1260602976">
            <text:p>-14.1260602976</text:p>
          </table:table-cell>
          <table:table-cell office:value-type="float" office:value="-0.197458982745">
            <text:p>-0.1974589827</text:p>
          </table:table-cell>
          <table:table-cell office:value-type="float" office:value="-2.46639280808">
            <text:p>-2.4663928081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</table:table-row>
        <table:table-row table:style-name="ro5">
          <table:table-cell office:value-type="float" office:value="0.00819364822312">
            <text:p>0.0081936482</text:p>
          </table:table-cell>
          <table:table-cell table:style-name="ce5" office:value-type="string">
            <text:p>1.26467314128e-09</text:p>
          </table:table-cell>
          <table:table-cell office:value-type="float" office:value="0.970998740782">
            <text:p>0.9709987408</text:p>
          </table:table-cell>
          <table:table-cell office:value-type="float" office:value="-10.4286126968">
            <text:p>-10.4286126968</text:p>
          </table:table-cell>
          <table:table-cell office:value-type="float" office:value="0.736838660257">
            <text:p>0.7368386603</text:p>
          </table:table-cell>
          <table:table-cell office:value-type="float" office:value="4.91258840081">
            <text:p>4.9125884008</text:p>
          </table:table-cell>
          <table:table-cell office:value-type="float" office:value="-25.7624263817">
            <text:p>-25.7624263817</text:p>
          </table:table-cell>
          <table:table-cell office:value-type="float" office:value="-1.08845576853">
            <text:p>-1.0884557685</text:p>
          </table:table-cell>
          <table:table-cell office:value-type="float" office:value="0.441177738724">
            <text:p>0.4411777387</text:p>
          </table:table-cell>
          <table:table-cell office:value-type="float" office:value="0.000765422011099">
            <text:p>0.000765422</text:p>
          </table:table-cell>
          <table:table-cell table:style-name="ce5" office:value-type="float" office:value="-0.000969843480567">
            <text:p>-0.000969843480567</text:p>
          </table:table-cell>
          <table:table-cell office:value-type="float" office:value="134.074224121">
            <text:p>134.074224121</text:p>
          </table:table-cell>
          <table:table-cell office:value-type="float" office:value="665.383021578">
            <text:p>665.383021578</text:p>
          </table:table-cell>
          <table:table-cell office:value-type="float" office:value="134.074223536">
            <text:p>134.074223536</text:p>
          </table:table-cell>
          <table:table-cell office:value-type="float" office:value="665.383020638">
            <text:p>665.383020638</text:p>
          </table:table-cell>
          <table:table-cell table:style-name="ce5" office:value-type="string">
            <text:p>3.77725655611e-11</text:p>
          </table:table-cell>
          <table:table-cell office:value-type="float" office:value="-3.72457070587">
            <text:p>-3.7245707059</text:p>
          </table:table-cell>
          <table:table-cell office:value-type="float" office:value="-5.103276511">
            <text:p>-5.103276511</text:p>
          </table:table-cell>
          <table:table-cell office:value-type="float" office:value="-1.37870354843">
            <text:p>-1.3787035484</text:p>
          </table:table-cell>
          <table:table-cell table:style-name="ce5" office:value-type="string">
            <text:p>1.30244570684e-09</text:p>
          </table:table-cell>
          <table:table-cell office:value-type="float" office:value="-14.1531834027">
            <text:p>-14.1531834027</text:p>
          </table:table-cell>
          <table:table-cell office:value-type="float" office:value="-0.190688110196">
            <text:p>-0.1906881102</text:p>
          </table:table-cell>
          <table:table-cell office:value-type="float" office:value="-2.46715931697">
            <text:p>-2.467159317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</table:table-row>
        <table:table-row table:style-name="ro3" table:number-rows-repeated="2">
          <table:table-cell table:number-columns-repeated="32"/>
        </table:table-row>
        <table:table-row table:style-name="ro5">
          <table:table-cell office:value-type="float" office:value="0.01976">
            <text:p>0.01976</text:p>
          </table:table-cell>
          <table:table-cell table:style-name="ce6" office:value-type="float" office:value="-0.0000000379447280981">
            <text:p>-3.79E-008</text:p>
          </table:table-cell>
          <table:table-cell office:value-type="float" office:value="1.00001605946">
            <text:p>1.0000160595</text:p>
          </table:table-cell>
          <table:table-cell office:value-type="float" office:value="-0.935374562205">
            <text:p>-0.9353745622</text:p>
          </table:table-cell>
          <table:table-cell office:value-type="float" office:value="0.665815349582">
            <text:p>0.6658153496</text:p>
          </table:table-cell>
          <table:table-cell office:value-type="float" office:value="0.57657007148">
            <text:p>0.5765700715</text:p>
          </table:table-cell>
          <table:table-cell office:value-type="float" office:value="0.490572454491">
            <text:p>0.4905724545</text:p>
          </table:table-cell>
          <table:table-cell office:value-type="float" office:value="-0.139487112838">
            <text:p>-0.1394871128</text:p>
          </table:table-cell>
          <table:table-cell office:value-type="float" office:value="-0.150192113381">
            <text:p>-0.1501921134</text:p>
          </table:table-cell>
          <table:table-cell table:style-name="ce6" office:value-type="float" office:value="0.0000108893365528">
            <text:p>1.09E-005</text:p>
          </table:table-cell>
          <table:table-cell office:value-type="float" office:value="-0.0066082099668">
            <text:p>-0.00660821</text:p>
          </table:table-cell>
          <table:table-cell office:value-type="float" office:value="1.22681527371">
            <text:p>1.2268152737</text:p>
          </table:table-cell>
          <table:table-cell office:value-type="float" office:value="1.70660487139">
            <text:p>1.7066048714</text:p>
          </table:table-cell>
          <table:table-cell office:value-type="float" office:value="1.22681527359">
            <text:p>1.2268152736</text:p>
          </table:table-cell>
          <table:table-cell office:value-type="float" office:value="1.70656120295">
            <text:p>1.706561203</text:p>
          </table:table-cell>
          <table:table-cell table:style-name="ce6" office:value-type="float" office:value="0.0000000000006093621985">
            <text:p>6.09E-013</text:p>
          </table:table-cell>
          <table:table-cell office:value-type="float" office:value="-0.469481247732">
            <text:p>-0.4694812477</text:p>
          </table:table-cell>
          <table:table-cell office:value-type="float" office:value="0.598730470167">
            <text:p>0.5987304702</text:p>
          </table:table-cell>
          <table:table-cell office:value-type="float" office:value="1.06821172892">
            <text:p>1.0682117289</text:p>
          </table:table-cell>
          <table:table-cell table:style-name="ce6" office:value-type="float" office:value="-0.0000000379441187359">
            <text:p>-3.79E-008</text:p>
          </table:table-cell>
          <table:table-cell office:value-type="float" office:value="-1.40485580994">
            <text:p>-1.4048558099</text:p>
          </table:table-cell>
          <table:table-cell office:value-type="float" office:value="1.17530054165">
            <text:p>1.1753005417</text:p>
          </table:table-cell>
          <table:table-cell office:value-type="float" office:value="0.928724616077">
            <text:p>0.9287246161</text:p>
          </table:table-cell>
          <table:table-cell table:number-columns-repeated="9"/>
        </table:table-row>
        <table:table-row table:style-name="ro5">
          <table:table-cell office:value-type="float" office:value="0.149088367072">
            <text:p>0.1490883671</text:p>
          </table:table-cell>
          <table:table-cell office:value-type="float" office:value="0.866094415382">
            <text:p>0.8660944154</text:p>
          </table:table-cell>
          <table:table-cell office:value-type="float" office:value="0.0484644829412">
            <text:p>0.0484644829</text:p>
          </table:table-cell>
          <table:table-cell table:style-name="ce5" office:value-type="string">
            <text:p>-3.08581334187e-09</text:p>
          </table:table-cell>
          <table:table-cell office:value-type="float" office:value="0.105587323327">
            <text:p>0.1055873233</text:p>
          </table:table-cell>
          <table:table-cell office:value-type="float" office:value="-0.184176406946">
            <text:p>-0.1841764069</text:p>
          </table:table-cell>
          <table:table-cell office:value-type="float" office:value="0.0135133081564">
            <text:p>0.0135133082</text:p>
          </table:table-cell>
          <table:table-cell office:value-type="float" office:value="-0.00715438497264">
            <text:p>-0.007154385</text:p>
          </table:table-cell>
          <table:table-cell office:value-type="float" office:value="-0.00158263941233">
            <text:p>-0.0015826394</text:p>
          </table:table-cell>
          <table:table-cell table:style-name="ce5" office:value-type="string">
            <text:p>5.67280454252e-05</text:p>
          </table:table-cell>
          <table:table-cell office:value-type="float" office:value="-0.00209452589926">
            <text:p>-0.0020945259</text:p>
          </table:table-cell>
          <table:table-cell office:value-type="float" office:value="0.784091673674">
            <text:p>0.7840916737</text:p>
          </table:table-cell>
          <table:table-cell office:value-type="float" office:value="0.0136869902377">
            <text:p>0.0136869902</text:p>
          </table:table-cell>
          <table:table-cell office:value-type="float" office:value="0.784091670456">
            <text:p>0.7840916705</text:p>
          </table:table-cell>
          <table:table-cell office:value-type="float" office:value="0.013682603199">
            <text:p>0.0136826032</text:p>
          </table:table-cell>
          <table:table-cell office:value-type="float" office:value="17.0046093004">
            <text:p>17.0046093004</text:p>
          </table:table-cell>
          <table:table-cell table:style-name="ce5" office:value-type="string">
            <text:p>-2.6139412231e-08</text:p>
          </table:table-cell>
          <table:table-cell office:value-type="float" office:value="-13.4450848231">
            <text:p>-13.4450848231</text:p>
          </table:table-cell>
          <table:table-cell office:value-type="float" office:value="4.52769451363">
            <text:p>4.5276945136</text:p>
          </table:table-cell>
          <table:table-cell office:value-type="float" office:value="17.8707037158">
            <text:p>17.8707037158</text:p>
          </table:table-cell>
          <table:table-cell table:style-name="ce5" office:value-type="string">
            <text:p>-2.92252255729e-08</text:p>
          </table:table-cell>
          <table:table-cell office:value-type="float" office:value="-13.62926123">
            <text:p>-13.62926123</text:p>
          </table:table-cell>
          <table:table-cell office:value-type="float" office:value="4.52054012865">
            <text:p>4.5205401287</text:p>
          </table:table-cell>
          <table:table-cell table:number-columns-repeated="9"/>
        </table:table-row>
        <table:table-row table:style-name="ro5">
          <table:table-cell office:value-type="float" office:value="0.149092811516">
            <text:p>0.1490928115</text:p>
          </table:table-cell>
          <table:table-cell office:value-type="float" office:value="0.864749392927">
            <text:p>0.8647493929</text:p>
          </table:table-cell>
          <table:table-cell office:value-type="float" office:value="0.0484504904381">
            <text:p>0.0484504904</text:p>
          </table:table-cell>
          <table:table-cell table:style-name="ce5" office:value-type="string">
            <text:p>-3.07056891609e-09</text:p>
          </table:table-cell>
          <table:table-cell office:value-type="float" office:value="0.105339993802">
            <text:p>0.1053399938</text:p>
          </table:table-cell>
          <table:table-cell office:value-type="float" office:value="-0.183874885458">
            <text:p>-0.1838748855</text:p>
          </table:table-cell>
          <table:table-cell office:value-type="float" office:value="0.0135137228806">
            <text:p>0.0135137229</text:p>
          </table:table-cell>
          <table:table-cell office:value-type="float" office:value="-0.00712649868068">
            <text:p>-0.0071264987</text:p>
          </table:table-cell>
          <table:table-cell office:value-type="float" office:value="-0.00157682374666">
            <text:p>-0.0015768237</text:p>
          </table:table-cell>
          <table:table-cell table:style-name="ce5" office:value-type="string">
            <text:p>5.64811397771e-05</text:p>
          </table:table-cell>
          <table:table-cell office:value-type="float" office:value="-0.00207716377164">
            <text:p>-0.0020771638</text:p>
          </table:table-cell>
          <table:table-cell office:value-type="float" office:value="0.781652276243">
            <text:p>0.7816522762</text:p>
          </table:table-cell>
          <table:table-cell office:value-type="float" office:value="0.0136333860064">
            <text:p>0.013633386</text:p>
          </table:table-cell>
          <table:table-cell office:value-type="float" office:value="0.781652273053">
            <text:p>0.7816522731</text:p>
          </table:table-cell>
          <table:table-cell office:value-type="float" office:value="0.013629071397">
            <text:p>0.0136290714</text:p>
          </table:table-cell>
          <table:table-cell office:value-type="float" office:value="16.9833546223">
            <text:p>16.9833546223</text:p>
          </table:table-cell>
          <table:table-cell table:style-name="ce5" office:value-type="string">
            <text:p>-2.60785586401e-08</text:p>
          </table:table-cell>
          <table:table-cell office:value-type="float" office:value="-13.4226558303">
            <text:p>-13.4226558303</text:p>
          </table:table-cell>
          <table:table-cell office:value-type="float" office:value="4.52665424918">
            <text:p>4.5266542492</text:p>
          </table:table-cell>
          <table:table-cell office:value-type="float" office:value="17.8481040152">
            <text:p>17.8481040152</text:p>
          </table:table-cell>
          <table:table-cell table:style-name="ce5" office:value-type="string">
            <text:p>-2.91491275561e-08</text:p>
          </table:table-cell>
          <table:table-cell office:value-type="float" office:value="-13.6065307157">
            <text:p>-13.6065307157</text:p>
          </table:table-cell>
          <table:table-cell office:value-type="float" office:value="4.5195277505">
            <text:p>4.5195277505</text:p>
          </table:table-cell>
          <table:table-cell table:number-columns-repeated="9"/>
        </table:table-row>
        <table:table-row table:style-name="ro5">
          <table:table-cell office:value-type="float" office:value="0.149199478183">
            <text:p>0.1491994782</text:p>
          </table:table-cell>
          <table:table-cell office:value-type="float" office:value="0.833613656224">
            <text:p>0.8336136562</text:p>
          </table:table-cell>
          <table:table-cell office:value-type="float" office:value="0.0481394631766">
            <text:p>0.0481394632</text:p>
          </table:table-cell>
          <table:table-cell table:style-name="ce5" office:value-type="string">
            <text:p>-2.73185825787e-09</text:p>
          </table:table-cell>
          <table:table-cell office:value-type="float" office:value="0.0996595326532">
            <text:p>0.0996595327</text:p>
          </table:table-cell>
          <table:table-cell office:value-type="float" office:value="-0.176788580526">
            <text:p>-0.1767885805</text:p>
          </table:table-cell>
          <table:table-cell office:value-type="float" office:value="0.0135238283994">
            <text:p>0.0135238284</text:p>
          </table:table-cell>
          <table:table-cell office:value-type="float" office:value="-0.00661887778593">
            <text:p>-0.0066188778</text:p>
          </table:table-cell>
          <table:table-cell office:value-type="float" office:value="-0.00147222392723">
            <text:p>-0.0014722239</text:p>
          </table:table-cell>
          <table:table-cell table:style-name="ce5" office:value-type="string">
            <text:p>5.1288188395e-05</text:p>
          </table:table-cell>
          <table:table-cell office:value-type="float" office:value="-0.00172966463948">
            <text:p>-0.0017296646</text:p>
          </table:table-cell>
          <table:table-cell office:value-type="float" office:value="0.726209742222">
            <text:p>0.7262097422</text:p>
          </table:table-cell>
          <table:table-cell office:value-type="float" office:value="0.0124374834812">
            <text:p>0.0124374835</text:p>
          </table:table-cell>
          <table:table-cell office:value-type="float" office:value="0.726209739591">
            <text:p>0.7262097396</text:p>
          </table:table-cell>
          <table:table-cell office:value-type="float" office:value="0.0124344917415">
            <text:p>0.0124344917</text:p>
          </table:table-cell>
          <table:table-cell office:value-type="float" office:value="16.4830243205">
            <text:p>16.4830243205</text:p>
          </table:table-cell>
          <table:table-cell table:style-name="ce5" office:value-type="string">
            <text:p>-2.46800529275e-08</text:p>
          </table:table-cell>
          <table:table-cell office:value-type="float" office:value="-12.8955882128">
            <text:p>-12.8955882128</text:p>
          </table:table-cell>
          <table:table-cell office:value-type="float" office:value="4.50245518606">
            <text:p>4.5024551861</text:p>
          </table:table-cell>
          <table:table-cell office:value-type="float" office:value="17.3166379768">
            <text:p>17.3166379768</text:p>
          </table:table-cell>
          <table:table-cell table:style-name="ce5" office:value-type="string">
            <text:p>-2.74119111854e-08</text:p>
          </table:table-cell>
          <table:table-cell office:value-type="float" office:value="-13.0723767933">
            <text:p>-13.0723767933</text:p>
          </table:table-cell>
          <table:table-cell office:value-type="float" office:value="4.49583630828">
            <text:p>4.4958363083</text:p>
          </table:table-cell>
          <table:table-cell table:number-columns-repeated="9"/>
        </table:table-row>
        <table:table-row table:style-name="ro5">
          <table:table-cell office:value-type="float" office:value="0.149203922627">
            <text:p>0.1492039226</text:p>
          </table:table-cell>
          <table:table-cell office:value-type="float" office:value="0.832357773497">
            <text:p>0.8323577735</text:p>
          </table:table-cell>
          <table:table-cell office:value-type="float" office:value="0.048127249892">
            <text:p>0.0481272499</text:p>
          </table:table-cell>
          <table:table-cell table:style-name="ce5" office:value-type="string">
            <text:p>-2.71880421456e-09</text:p>
          </table:table-cell>
          <table:table-cell office:value-type="float" office:value="0.0994330308166">
            <text:p>0.0994330308</text:p>
          </table:table-cell>
          <table:table-cell office:value-type="float" office:value="-0.176499554066">
            <text:p>-0.1764995541</text:p>
          </table:table-cell>
          <table:table-cell office:value-type="float" office:value="0.0135242617521">
            <text:p>0.0135242618</text:p>
          </table:table-cell>
          <table:table-cell office:value-type="float" office:value="-0.00660331822724">
            <text:p>-0.0066033182</text:p>
          </table:table-cell>
          <table:table-cell office:value-type="float" office:value="-0.00146907737489">
            <text:p>-0.0014690774</text:p>
          </table:table-cell>
          <table:table-cell table:style-name="ce5" office:value-type="string">
            <text:p>5.109769536e-05</text:p>
          </table:table-cell>
          <table:table-cell office:value-type="float" office:value="-0.0017175778116">
            <text:p>-0.0017175778</text:p>
          </table:table-cell>
          <table:table-cell office:value-type="float" office:value="0.724015162109">
            <text:p>0.7240151621</text:p>
          </table:table-cell>
          <table:table-cell office:value-type="float" office:value="0.0123911737174">
            <text:p>0.0123911737</text:p>
          </table:table-cell>
          <table:table-cell office:value-type="float" office:value="0.724015159498">
            <text:p>0.7240151595</text:p>
          </table:table-cell>
          <table:table-cell office:value-type="float" office:value="0.0123882236438">
            <text:p>0.0123882236</text:p>
          </table:table-cell>
          <table:table-cell office:value-type="float" office:value="16.4625796136">
            <text:p>16.4625796136</text:p>
          </table:table-cell>
          <table:table-cell table:style-name="ce5" office:value-type="string">
            <text:p>-2.46242647056e-08</text:p>
          </table:table-cell>
          <table:table-cell office:value-type="float" office:value="-12.874087406">
            <text:p>-12.874087406</text:p>
          </table:table-cell>
          <table:table-cell office:value-type="float" office:value="4.50147767959">
            <text:p>4.5014776796</text:p>
          </table:table-cell>
          <table:table-cell office:value-type="float" office:value="17.2949373871">
            <text:p>17.2949373871</text:p>
          </table:table-cell>
          <table:table-cell table:style-name="ce5" office:value-type="string">
            <text:p>-2.73430689202e-08</text:p>
          </table:table-cell>
          <table:table-cell office:value-type="float" office:value="-13.05058696">
            <text:p>-13.05058696</text:p>
          </table:table-cell>
          <table:table-cell office:value-type="float" office:value="4.49487436136">
            <text:p>4.4948743614</text:p>
          </table:table-cell>
          <table:table-cell table:number-columns-repeated="9"/>
        </table:table-row>
        <table:table-row table:style-name="ro5">
          <table:table-cell office:value-type="float" office:value="0.149208367072">
            <text:p>0.1492083671</text:p>
          </table:table-cell>
          <table:table-cell office:value-type="float" office:value="0.831061581882">
            <text:p>0.8310615819</text:p>
          </table:table-cell>
          <table:table-cell office:value-type="float" office:value="0.0481126960753">
            <text:p>0.0481126961</text:p>
          </table:table-cell>
          <table:table-cell table:style-name="ce5" office:value-type="string">
            <text:p>-2.70579080931e-09</text:p>
          </table:table-cell>
          <table:table-cell office:value-type="float" office:value="0.0992060331598">
            <text:p>0.0992060332</text:p>
          </table:table-cell>
          <table:table-cell office:value-type="float" office:value="-0.176214839844">
            <text:p>-0.1762148398</text:p>
          </table:table-cell>
          <table:table-cell office:value-type="float" office:value="0.0135249854374">
            <text:p>0.0135249854</text:p>
          </table:table-cell>
          <table:table-cell office:value-type="float" office:value="-0.00657566610057">
            <text:p>-0.0065756661</text:p>
          </table:table-cell>
          <table:table-cell office:value-type="float" office:value="-0.00146323388822">
            <text:p>-0.0014632339</text:p>
          </table:table-cell>
          <table:table-cell table:style-name="ce5" office:value-type="string">
            <text:p>5.08766503077e-05</text:p>
          </table:table-cell>
          <table:table-cell office:value-type="float" office:value="-0.00170456737067">
            <text:p>-0.0017045674</text:p>
          </table:table-cell>
          <table:table-cell office:value-type="float" office:value="0.721758264635">
            <text:p>0.7217582646</text:p>
          </table:table-cell>
          <table:table-cell office:value-type="float" office:value="0.0123446403734">
            <text:p>0.0123446404</text:p>
          </table:table-cell>
          <table:table-cell office:value-type="float" office:value="0.721758262047">
            <text:p>0.721758262</text:p>
          </table:table-cell>
          <table:table-cell office:value-type="float" office:value="0.0123417348234">
            <text:p>0.0123417348</text:p>
          </table:table-cell>
          <table:table-cell office:value-type="float" office:value="16.4421666858">
            <text:p>16.4421666858</text:p>
          </table:table-cell>
          <table:table-cell table:style-name="ce5" office:value-type="string">
            <text:p>-2.45686674381e-08</text:p>
          </table:table-cell>
          <table:table-cell office:value-type="float" office:value="-12.8526228369">
            <text:p>-12.8526228369</text:p>
          </table:table-cell>
          <table:table-cell office:value-type="float" office:value="4.50050254512">
            <text:p>4.5005025451</text:p>
          </table:table-cell>
          <table:table-cell office:value-type="float" office:value="17.2732282677">
            <text:p>17.2732282677</text:p>
          </table:table-cell>
          <table:table-cell table:style-name="ce5" office:value-type="string">
            <text:p>-2.72744582475e-08</text:p>
          </table:table-cell>
          <table:table-cell office:value-type="float" office:value="-13.0288376767">
            <text:p>-13.0288376767</text:p>
          </table:table-cell>
          <table:table-cell office:value-type="float" office:value="4.49392687902">
            <text:p>4.493926879</text:p>
          </table:table-cell>
          <table:table-cell table:number-columns-repeated="9"/>
        </table:table-row>
        <table:table-row table:style-name="ro5">
          <table:table-cell office:value-type="float" office:value="0.149212811516">
            <text:p>0.1492128115</text:p>
          </table:table-cell>
          <table:table-cell office:value-type="float" office:value="0.829806795128">
            <text:p>0.8298067951</text:p>
          </table:table-cell>
          <table:table-cell office:value-type="float" office:value="0.0481003017819">
            <text:p>0.0481003018</text:p>
          </table:table-cell>
          <table:table-cell table:style-name="ce5" office:value-type="string">
            <text:p>-2.69289216895e-09</text:p>
          </table:table-cell>
          <table:table-cell office:value-type="float" office:value="0.0989809997828">
            <text:p>0.0989809998</text:p>
          </table:table-cell>
          <table:table-cell office:value-type="float" office:value="-0.175927357787">
            <text:p>-0.1759273578</text:p>
          </table:table-cell>
          <table:table-cell office:value-type="float" office:value="0.0135254640142">
            <text:p>0.013525464</text:p>
          </table:table-cell>
          <table:table-cell office:value-type="float" office:value="-0.00655826220508">
            <text:p>-0.0065582622</text:p>
          </table:table-cell>
          <table:table-cell office:value-type="float" office:value="-0.00145967144238">
            <text:p>-0.0014596714</text:p>
          </table:table-cell>
          <table:table-cell table:style-name="ce5" office:value-type="string">
            <text:p>5.06844568584e-05</text:p>
          </table:table-cell>
          <table:table-cell office:value-type="float" office:value="-0.00169262555777">
            <text:p>-0.0016926256</text:p>
          </table:table-cell>
          <table:table-cell office:value-type="float" office:value="0.719572765831">
            <text:p>0.7195727658</text:p>
          </table:table-cell>
          <table:table-cell office:value-type="float" office:value="0.0122988111483">
            <text:p>0.0122988111</text:p>
          </table:table-cell>
          <table:table-cell office:value-type="float" office:value="0.719572763262">
            <text:p>0.7195727633</text:p>
          </table:table-cell>
          <table:table-cell office:value-type="float" office:value="0.012295946167">
            <text:p>0.0122959462</text:p>
          </table:table-cell>
          <table:table-cell office:value-type="float" office:value="16.4217854899">
            <text:p>16.4217854899</text:p>
          </table:table-cell>
          <table:table-cell table:style-name="ce5" office:value-type="string">
            <text:p>-2.45132602731e-08</text:p>
          </table:table-cell>
          <table:table-cell office:value-type="float" office:value="-12.8311944387">
            <text:p>-12.8311944387</text:p>
          </table:table-cell>
          <table:table-cell office:value-type="float" office:value="4.49952977254">
            <text:p>4.4995297725</text:p>
          </table:table-cell>
          <table:table-cell office:value-type="float" office:value="17.251592285">
            <text:p>17.251592285</text:p>
          </table:table-cell>
          <table:table-cell table:style-name="ce5" office:value-type="string">
            <text:p>-2.7206152442e-08</text:p>
          </table:table-cell>
          <table:table-cell office:value-type="float" office:value="-13.0071217965">
            <text:p>-13.0071217965</text:p>
          </table:table-cell>
          <table:table-cell office:value-type="float" office:value="4.49297151034">
            <text:p>4.4929715103</text:p>
          </table:table-cell>
          <table:table-cell table:number-columns-repeated="9"/>
        </table:table-row>
        <table:table-row table:style-name="ro3">
          <table:table-cell table:number-columns-repeated="32"/>
        </table:table-row>
        <table:table-row table:style-name="ro5">
          <table:table-cell office:value-type="string">
            <text:p>%t=3.0024024</text:p>
          </table:table-cell>
          <table:table-cell table:number-columns-repeated="31"/>
        </table:table-row>
        <table:table-row table:style-name="ro5">
          <table:table-cell office:value-type="float" office:value="0.00988">
            <text:p>0.00988</text:p>
          </table:table-cell>
          <table:table-cell table:style-name="ce5" office:value-type="string">
            <text:p>-2.80132995911e-08</text:p>
          </table:table-cell>
          <table:table-cell office:value-type="float" office:value="1.00000836718">
            <text:p>1.0000083672</text:p>
          </table:table-cell>
          <table:table-cell office:value-type="float" office:value="0.784573598997">
            <text:p>0.784573599</text:p>
          </table:table-cell>
          <table:table-cell office:value-type="float" office:value="1.35103928201">
            <text:p>1.351039282</text:p>
          </table:table-cell>
          <table:table-cell office:value-type="float" office:value="-0.524261571198">
            <text:p>-0.5242615712</text:p>
          </table:table-cell>
          <table:table-cell office:value-type="float" office:value="2.74564170613">
            <text:p>2.7456417061</text:p>
          </table:table-cell>
          <table:table-cell office:value-type="float" office:value="0.112074608483">
            <text:p>0.1120746085</text:p>
          </table:table-cell>
          <table:table-cell office:value-type="float" office:value="0.172622176015">
            <text:p>0.172622176</text:p>
          </table:table-cell>
          <table:table-cell office:value-type="float" office:value="-0.00452607853786">
            <text:p>-0.0045260785</text:p>
          </table:table-cell>
          <table:table-cell office:value-type="float" office:value="0.762168451926">
            <text:p>0.7621684519</text:p>
          </table:table-cell>
          <table:table-cell office:value-type="float" office:value="0.902987130531">
            <text:p>0.9029871305</text:p>
          </table:table-cell>
          <table:table-cell office:value-type="float" office:value="10.9745714191">
            <text:p>10.9745714191</text:p>
          </table:table-cell>
          <table:table-cell office:value-type="float" office:value="0.902966645144">
            <text:p>0.9029666451</text:p>
          </table:table-cell>
          <table:table-cell office:value-type="float" office:value="10.39367067">
            <text:p>10.39367067</text:p>
          </table:table-cell>
          <table:table-cell table:style-name="ce5" office:value-type="string">
            <text:p>2.34390281501e-13</text:p>
          </table:table-cell>
          <table:table-cell office:value-type="float" office:value="-0.203855029638">
            <text:p>-0.2038550296</text:p>
          </table:table-cell>
          <table:table-cell office:value-type="float" office:value="0.333318386576">
            <text:p>0.3333183866</text:p>
          </table:table-cell>
          <table:table-cell office:value-type="float" office:value="0.537173425983">
            <text:p>0.537173426</text:p>
          </table:table-cell>
          <table:table-cell table:style-name="ce5" office:value-type="string">
            <text:p>-2.80130652008e-08</text:p>
          </table:table-cell>
          <table:table-cell office:value-type="float" office:value="0.580718569359">
            <text:p>0.5807185694</text:p>
          </table:table-cell>
          <table:table-cell office:value-type="float" office:value="-0.190943184622">
            <text:p>-0.1909431846</text:p>
          </table:table-cell>
          <table:table-cell office:value-type="float" office:value="0.649248034466">
            <text:p>0.6492480345</text:p>
          </table:table-cell>
          <table:table-cell table:number-columns-repeated="9"/>
        </table:table-row>
        <table:table-row table:style-name="ro5">
          <table:table-cell office:value-type="float" office:value="0.0131733333333">
            <text:p>0.0131733333</text:p>
          </table:table-cell>
          <table:table-cell table:style-name="ce5" office:value-type="string">
            <text:p>-3.09298066099e-08</text:p>
          </table:table-cell>
          <table:table-cell office:value-type="float" office:value="1.0000109949">
            <text:p>1.0000109949</text:p>
          </table:table-cell>
          <table:table-cell office:value-type="float" office:value="-0.85397271193">
            <text:p>-0.8539727119</text:p>
          </table:table-cell>
          <table:table-cell office:value-type="float" office:value="0.750252568809">
            <text:p>0.7502525688</text:p>
          </table:table-cell>
          <table:table-cell office:value-type="float" office:value="0.550937077493">
            <text:p>0.5509370775</text:p>
          </table:table-cell>
          <table:table-cell office:value-type="float" office:value="0.560335858751">
            <text:p>0.5603358588</text:p>
          </table:table-cell>
          <table:table-cell office:value-type="float" office:value="-0.123855011469">
            <text:p>-0.1238550115</text:p>
          </table:table-cell>
          <table:table-cell office:value-type="float" office:value="-0.208964389329">
            <text:p>-0.2089643893</text:p>
          </table:table-cell>
          <table:table-cell office:value-type="float" office:value="-0.000741640915977">
            <text:p>-0.0007416409</text:p>
          </table:table-cell>
          <table:table-cell office:value-type="float" office:value="0.326647702291">
            <text:p>0.3266477023</text:p>
          </table:table-cell>
          <table:table-cell office:value-type="float" office:value="1.04814166998">
            <text:p>1.04814167</text:p>
          </table:table-cell>
          <table:table-cell office:value-type="float" office:value="2.02724201895">
            <text:p>2.027242019</text:p>
          </table:table-cell>
          <table:table-cell office:value-type="float" office:value="1.04814111994">
            <text:p>1.0481411199</text:p>
          </table:table-cell>
          <table:table-cell office:value-type="float" office:value="1.92054329753">
            <text:p>1.9205432975</text:p>
          </table:table-cell>
          <table:table-cell table:style-name="ce5" office:value-type="string">
            <text:p>3.40066388007e-13</text:p>
          </table:table-cell>
          <table:table-cell office:value-type="float" office:value="-0.284274256402">
            <text:p>-0.2842742564</text:p>
          </table:table-cell>
          <table:table-cell office:value-type="float" office:value="0.432289444403">
            <text:p>0.4322894444</text:p>
          </table:table-cell>
          <table:table-cell office:value-type="float" office:value="0.716563711106">
            <text:p>0.7165637111</text:p>
          </table:table-cell>
          <table:table-cell table:style-name="ce5" office:value-type="string">
            <text:p>-3.09294665435e-08</text:p>
          </table:table-cell>
          <table:table-cell office:value-type="float" office:value="-1.13824696833">
            <text:p>-1.1382469683</text:p>
          </table:table-cell>
          <table:table-cell office:value-type="float" office:value="0.983226521896">
            <text:p>0.9832265219</text:p>
          </table:table-cell>
          <table:table-cell office:value-type="float" office:value="0.592708699636">
            <text:p>0.5927086996</text:p>
          </table:table-cell>
          <table:table-cell table:number-columns-repeated="9"/>
        </table:table-row>
        <table:table-row table:style-name="ro5">
          <table:table-cell office:value-type="float" office:value="0.146109274602">
            <text:p>0.1461092746</text:p>
          </table:table-cell>
          <table:table-cell table:style-name="ce5" office:value-type="string">
            <text:p>7.71332012707e-09</text:p>
          </table:table-cell>
          <table:table-cell office:value-type="float" office:value="0.24374503356">
            <text:p>0.2437450336</text:p>
          </table:table-cell>
          <table:table-cell office:value-type="float" office:value="-1.14667416423">
            <text:p>-1.1466741642</text:p>
          </table:table-cell>
          <table:table-cell office:value-type="float" office:value="0.0213236458854">
            <text:p>0.0213236459</text:p>
          </table:table-cell>
          <table:table-cell office:value-type="float" office:value="0.579891965067">
            <text:p>0.5798919651</text:p>
          </table:table-cell>
          <table:table-cell office:value-type="float" office:value="-0.00785106432861">
            <text:p>-0.0078510643</text:p>
          </table:table-cell>
          <table:table-cell office:value-type="float" office:value="-0.179658514347">
            <text:p>-0.1796585143</text:p>
          </table:table-cell>
          <table:table-cell office:value-type="float" office:value="0.00816892181136">
            <text:p>0.0081689218</text:p>
          </table:table-cell>
          <table:table-cell office:value-type="float" office:value="0.000523227874565">
            <text:p>0.0005232279</text:p>
          </table:table-cell>
          <table:table-cell office:value-type="float" office:value="-0.000980521503523">
            <text:p>-0.0009805215</text:p>
          </table:table-cell>
          <table:table-cell office:value-type="float" office:value="1.6834137856">
            <text:p>1.6834137856</text:p>
          </table:table-cell>
          <table:table-cell office:value-type="float" office:value="0.0599956711762">
            <text:p>0.0599956712</text:p>
          </table:table-cell>
          <table:table-cell office:value-type="float" office:value="1.68341351184">
            <text:p>1.6834135118</text:p>
          </table:table-cell>
          <table:table-cell office:value-type="float" office:value="0.0599947097538">
            <text:p>0.0599947098</text:p>
          </table:table-cell>
          <table:table-cell table:style-name="ce5" office:value-type="string">
            <text:p>2.39317149098e-08</text:p>
          </table:table-cell>
          <table:table-cell office:value-type="float" office:value="-52.6280963601">
            <text:p>-52.6280963601</text:p>
          </table:table-cell>
          <table:table-cell office:value-type="float" office:value="-74.4414654786">
            <text:p>-74.4414654786</text:p>
          </table:table-cell>
          <table:table-cell office:value-type="float" office:value="-21.8132701115">
            <text:p>-21.8132701115</text:p>
          </table:table-cell>
          <table:table-cell table:style-name="ce5" office:value-type="string">
            <text:p>3.16450350368e-08</text:p>
          </table:table-cell>
          <table:table-cell office:value-type="float" office:value="-53.7747705243">
            <text:p>-53.7747705243</text:p>
          </table:table-cell>
          <table:table-cell office:value-type="float" office:value="-73.8615735136">
            <text:p>-73.8615735136</text:p>
          </table:table-cell>
          <table:table-cell office:value-type="float" office:value="-21.9929286258">
            <text:p>-21.9929286258</text:p>
          </table:table-cell>
          <table:table-cell table:number-columns-repeated="9"/>
        </table:table-row>
        <table:table-row table:style-name="ro5">
          <table:table-cell office:value-type="float" office:value="0.146114080072">
            <text:p>0.1461140801</text:p>
          </table:table-cell>
          <table:table-cell table:style-name="ce5" office:value-type="string">
            <text:p>7.16212800669e-09</text:p>
          </table:table-cell>
          <table:table-cell office:value-type="float" office:value="0.229813085565">
            <text:p>0.2298130856</text:p>
          </table:table-cell>
          <table:table-cell office:value-type="float" office:value="-1.0631360746">
            <text:p>-1.0631360746</text:p>
          </table:table-cell>
          <table:table-cell office:value-type="float" office:value="0.0197931408826">
            <text:p>0.0197931409</text:p>
          </table:table-cell>
          <table:table-cell office:value-type="float" office:value="0.537424445283">
            <text:p>0.5374244453</text:p>
          </table:table-cell>
          <table:table-cell office:value-type="float" office:value="-0.00726961533179">
            <text:p>-0.0072696153</text:p>
          </table:table-cell>
          <table:table-cell office:value-type="float" office:value="-0.166439781102">
            <text:p>-0.1664397811</text:p>
          </table:table-cell>
          <table:table-cell office:value-type="float" office:value="0.00757162337905">
            <text:p>0.0075716234</text:p>
          </table:table-cell>
          <table:table-cell office:value-type="float" office:value="0.000485515070369">
            <text:p>0.0004855151</text:p>
          </table:table-cell>
          <table:table-cell office:value-type="float" office:value="-0.000908072771157">
            <text:p>-0.0009080728</text:p>
          </table:table-cell>
          <table:table-cell office:value-type="float" office:value="1.44678578397">
            <text:p>1.446785784</text:p>
          </table:table-cell>
          <table:table-cell office:value-type="float" office:value="0.0533168241067">
            <text:p>0.0533168241</text:p>
          </table:table-cell>
          <table:table-cell office:value-type="float" office:value="1.44678554825">
            <text:p>1.4467855483</text:p>
          </table:table-cell>
          <table:table-cell office:value-type="float" office:value="0.0533159995105">
            <text:p>0.0533159995</text:p>
          </table:table-cell>
          <table:table-cell table:style-name="ce5" office:value-type="string">
            <text:p>2.40028858962e-08</text:p>
          </table:table-cell>
          <table:table-cell office:value-type="float" office:value="-52.6492121024">
            <text:p>-52.6492121024</text:p>
          </table:table-cell>
          <table:table-cell office:value-type="float" office:value="-74.4649186462">
            <text:p>-74.4649186462</text:p>
          </table:table-cell>
          <table:table-cell office:value-type="float" office:value="-21.8156072344">
            <text:p>-21.8156072344</text:p>
          </table:table-cell>
          <table:table-cell table:style-name="ce5" office:value-type="string">
            <text:p>3.11650139029e-08</text:p>
          </table:table-cell>
          <table:table-cell office:value-type="float" office:value="-53.712348177">
            <text:p>-53.712348177</text:p>
          </table:table-cell>
          <table:table-cell office:value-type="float" office:value="-73.9274942009">
            <text:p>-73.9274942009</text:p>
          </table:table-cell>
          <table:table-cell office:value-type="float" office:value="-21.9820470155">
            <text:p>-21.9820470155</text:p>
          </table:table-cell>
          <table:table-cell table:number-columns-repeated="9"/>
        </table:table-row>
        <table:table-row table:style-name="ro5">
          <table:table-cell office:value-type="float" office:value="0.146118524516">
            <text:p>0.1461185245</text:p>
          </table:table-cell>
          <table:table-cell table:style-name="ce5" office:value-type="string">
            <text:p>7.19658796618e-09</text:p>
          </table:table-cell>
          <table:table-cell office:value-type="float" office:value="0.230176014921">
            <text:p>0.2301760149</text:p>
          </table:table-cell>
          <table:table-cell office:value-type="float" office:value="-1.06544028055">
            <text:p>-1.0654402806</text:p>
          </table:table-cell>
          <table:table-cell office:value-type="float" office:value="0.0198279683174">
            <text:p>0.0198279683</text:p>
          </table:table-cell>
          <table:table-cell office:value-type="float" office:value="0.538521824309">
            <text:p>0.5385218243</text:p>
          </table:table-cell>
          <table:table-cell office:value-type="float" office:value="-0.00728242831117">
            <text:p>-0.0072824283</text:p>
          </table:table-cell>
          <table:table-cell office:value-type="float" office:value="-0.166710140307">
            <text:p>-0.1667101403</text:p>
          </table:table-cell>
          <table:table-cell office:value-type="float" office:value="0.00758308618557">
            <text:p>0.0075830862</text:p>
          </table:table-cell>
          <table:table-cell office:value-type="float" office:value="0.000486884673533">
            <text:p>0.0004868847</text:p>
          </table:table-cell>
          <table:table-cell office:value-type="float" office:value="-0.000908988993872">
            <text:p>-0.000908989</text:p>
          </table:table-cell>
          <table:table-cell office:value-type="float" office:value="1.45296125462">
            <text:p>1.4529612546</text:p>
          </table:table-cell>
          <table:table-cell office:value-type="float" office:value="0.0534855093917">
            <text:p>0.0534855094</text:p>
          </table:table-cell>
          <table:table-cell office:value-type="float" office:value="1.45296101757">
            <text:p>1.4529610176</text:p>
          </table:table-cell>
          <table:table-cell office:value-type="float" office:value="0.0534846831307">
            <text:p>0.0534846831</text:p>
          </table:table-cell>
          <table:table-cell table:style-name="ce5" office:value-type="string">
            <text:p>2.40689979319e-08</text:p>
          </table:table-cell>
          <table:table-cell office:value-type="float" office:value="-52.6687731042">
            <text:p>-52.6687731042</text:p>
          </table:table-cell>
          <table:table-cell office:value-type="float" office:value="-74.4866338137">
            <text:p>-74.4866338137</text:p>
          </table:table-cell>
          <table:table-cell office:value-type="float" office:value="-21.8177611194">
            <text:p>-21.8177611194</text:p>
          </table:table-cell>
          <table:table-cell table:style-name="ce5" office:value-type="string">
            <text:p>3.12655858981e-08</text:p>
          </table:table-cell>
          <table:table-cell office:value-type="float" office:value="-53.7342133847">
            <text:p>-53.7342133847</text:p>
          </table:table-cell>
          <table:table-cell office:value-type="float" office:value="-73.9481119893">
            <text:p>-73.9481119893</text:p>
          </table:table-cell>
          <table:table-cell office:value-type="float" office:value="-21.9844712597">
            <text:p>-21.9844712597</text:p>
          </table:table-cell>
          <table:table-cell table:number-columns-repeated="9"/>
        </table:table-row>
        <table:table-row table:style-name="ro5">
          <table:table-cell office:value-type="float" office:value="0.146122968961">
            <text:p>0.146122969</text:p>
          </table:table-cell>
          <table:table-cell table:style-name="ce5" office:value-type="string">
            <text:p>7.23463557965e-09</text:p>
          </table:table-cell>
          <table:table-cell office:value-type="float" office:value="0.230622571407">
            <text:p>0.2306225714</text:p>
          </table:table-cell>
          <table:table-cell office:value-type="float" office:value="-1.06775707646">
            <text:p>-1.0677570765</text:p>
          </table:table-cell>
          <table:table-cell office:value-type="float" office:value="0.0198629857021">
            <text:p>0.0198629857</text:p>
          </table:table-cell>
          <table:table-cell office:value-type="float" office:value="0.539627713805">
            <text:p>0.5396277138</text:p>
          </table:table-cell>
          <table:table-cell office:value-type="float" office:value="-0.00729534776195">
            <text:p>-0.0072953478</text:p>
          </table:table-cell>
          <table:table-cell office:value-type="float" office:value="-0.166982765423">
            <text:p>-0.1669827654</text:p>
          </table:table-cell>
          <table:table-cell office:value-type="float" office:value="0.00759465129078">
            <text:p>0.0075946513</text:p>
          </table:table-cell>
          <table:table-cell office:value-type="float" office:value="0.0004882663849">
            <text:p>0.0004882664</text:p>
          </table:table-cell>
          <table:table-cell office:value-type="float" office:value="-0.000909919817703">
            <text:p>-0.0009099198</text:p>
          </table:table-cell>
          <table:table-cell office:value-type="float" office:value="1.45918672619">
            <text:p>1.4591867262</text:p>
          </table:table-cell>
          <table:table-cell office:value-type="float" office:value="0.0536930374246">
            <text:p>0.0536930374</text:p>
          </table:table-cell>
          <table:table-cell office:value-type="float" office:value="1.45918648778">
            <text:p>1.4591864878</text:p>
          </table:table-cell>
          <table:table-cell office:value-type="float" office:value="0.0536922094705">
            <text:p>0.0536922095</text:p>
          </table:table-cell>
          <table:table-cell table:style-name="ce5" office:value-type="string">
            <text:p>2.41353883322e-08</text:p>
          </table:table-cell>
          <table:table-cell office:value-type="float" office:value="-52.6883646101">
            <text:p>-52.6883646101</text:p>
          </table:table-cell>
          <table:table-cell office:value-type="float" office:value="-74.508372099">
            <text:p>-74.508372099</text:p>
          </table:table-cell>
          <table:table-cell office:value-type="float" office:value="-21.819907617">
            <text:p>-21.819907617</text:p>
          </table:table-cell>
          <table:table-cell table:style-name="ce5" office:value-type="string">
            <text:p>3.13700239118e-08</text:p>
          </table:table-cell>
          <table:table-cell office:value-type="float" office:value="-53.7561216866">
            <text:p>-53.7561216866</text:p>
          </table:table-cell>
          <table:table-cell office:value-type="float" office:value="-73.9687443852">
            <text:p>-73.9687443852</text:p>
          </table:table-cell>
          <table:table-cell office:value-type="float" office:value="-21.9868903824">
            <text:p>-21.9868903824</text:p>
          </table:table-cell>
          <table:table-cell table:number-columns-repeated="9"/>
        </table:table-row>
        <table:table-row table:style-name="ro3">
          <table:table-cell table:number-columns-repeated="32"/>
        </table:table-row>
        <table:table-row table:style-name="ro5">
          <table:table-cell office:value-type="float" office:value="0.152843760684">
            <text:p>0.1528437607</text:p>
          </table:table-cell>
          <table:table-cell table:style-name="ce5" office:value-type="string">
            <text:p>2.20808043442e-08</text:p>
          </table:table-cell>
          <table:table-cell office:value-type="float" office:value="0.348434858059">
            <text:p>0.3484348581</text:p>
          </table:table-cell>
          <table:table-cell office:value-type="float" office:value="-1.49557405153">
            <text:p>-1.4955740515</text:p>
          </table:table-cell>
          <table:table-cell office:value-type="float" office:value="0.0296118148726">
            <text:p>0.0296118149</text:p>
          </table:table-cell>
          <table:table-cell office:value-type="float" office:value="0.752724915908">
            <text:p>0.7527249159</text:p>
          </table:table-cell>
          <table:table-cell office:value-type="float" office:value="-0.0110611959974">
            <text:p>-0.011061196</text:p>
          </table:table-cell>
          <table:table-cell office:value-type="float" office:value="-0.226699468039">
            <text:p>-0.226699468</text:p>
          </table:table-cell>
          <table:table-cell office:value-type="float" office:value="0.0113237672505">
            <text:p>0.0113237673</text:p>
          </table:table-cell>
          <table:table-cell office:value-type="float" office:value="0.000864204556743">
            <text:p>0.0008642046</text:p>
          </table:table-cell>
          <table:table-cell office:value-type="float" office:value="-0.00112899399751">
            <text:p>-0.001128994</text:p>
          </table:table-cell>
          <table:table-cell office:value-type="float" office:value="2.85472993831">
            <text:p>2.8547299383</text:p>
          </table:table-cell>
          <table:table-cell office:value-type="float" office:value="0.12253556228">
            <text:p>0.1225355623</text:p>
          </table:table-cell>
          <table:table-cell office:value-type="float" office:value="2.85472919146">
            <text:p>2.8547291915</text:p>
          </table:table-cell>
          <table:table-cell office:value-type="float" office:value="0.122534287653">
            <text:p>0.1225342877</text:p>
          </table:table-cell>
          <table:table-cell table:style-name="ce5" office:value-type="string">
            <text:p>4.1290594451e-08</text:p>
          </table:table-cell>
          <table:table-cell office:value-type="float" office:value="-49.0104168162">
            <text:p>-49.0104168162</text:p>
          </table:table-cell>
          <table:table-cell office:value-type="float" office:value="-68.8036767378">
            <text:p>-68.8036767378</text:p>
          </table:table-cell>
          <table:table-cell office:value-type="float" office:value="-19.7930927993">
            <text:p>-19.7930927993</text:p>
          </table:table-cell>
          <table:table-cell table:style-name="ce5" office:value-type="string">
            <text:p>6.33713987952e-08</text:p>
          </table:table-cell>
          <table:table-cell office:value-type="float" office:value="-50.5059908678">
            <text:p>-50.5059908678</text:p>
          </table:table-cell>
          <table:table-cell office:value-type="float" office:value="-68.0509518219">
            <text:p>-68.0509518219</text:p>
          </table:table-cell>
          <table:table-cell office:value-type="float" office:value="-20.0197922673">
            <text:p>-20.0197922673</text:p>
          </table:table-cell>
          <table:table-cell table:number-columns-repeated="9"/>
        </table:table-row>
        <table:table-row table:style-name="ro5">
          <table:table-cell office:value-type="float" office:value="0.152848205128">
            <text:p>0.1528482051</text:p>
          </table:table-cell>
          <table:table-cell table:style-name="ce5" office:value-type="string">
            <text:p>2.22409859046e-08</text:p>
          </table:table-cell>
          <table:table-cell office:value-type="float" office:value="0.349252878493">
            <text:p>0.3492528785</text:p>
          </table:table-cell>
          <table:table-cell office:value-type="float" office:value="-1.49964052186">
            <text:p>-1.4996405219</text:p>
          </table:table-cell>
          <table:table-cell office:value-type="float" office:value="0.0296769122354">
            <text:p>0.0296769122</text:p>
          </table:table-cell>
          <table:table-cell office:value-type="float" office:value="0.754667802822">
            <text:p>0.7546678028</text:p>
          </table:table-cell>
          <table:table-cell office:value-type="float" office:value="-0.0110859941138">
            <text:p>-0.0110859941</text:p>
          </table:table-cell>
          <table:table-cell office:value-type="float" office:value="-0.227181021741">
            <text:p>-0.2271810217</text:p>
          </table:table-cell>
          <table:table-cell office:value-type="float" office:value="0.0113459588348">
            <text:p>0.0113459588</text:p>
          </table:table-cell>
          <table:table-cell office:value-type="float" office:value="0.000867274587998">
            <text:p>0.0008672746</text:p>
          </table:table-cell>
          <table:table-cell office:value-type="float" office:value="-0.00113045826042">
            <text:p>-0.0011304583</text:p>
          </table:table-cell>
          <table:table-cell office:value-type="float" office:value="2.87005715623">
            <text:p>2.8700571562</text:p>
          </table:table-cell>
          <table:table-cell office:value-type="float" office:value="0.123111200239">
            <text:p>0.1231112002</text:p>
          </table:table-cell>
          <table:table-cell office:value-type="float" office:value="2.87005640406">
            <text:p>2.8700564041</text:p>
          </table:table-cell>
          <table:table-cell office:value-type="float" office:value="0.123109922303">
            <text:p>0.1231099223</text:p>
          </table:table-cell>
          <table:table-cell table:style-name="ce5" office:value-type="string">
            <text:p>4.14406249688e-08</text:p>
          </table:table-cell>
          <table:table-cell office:value-type="float" office:value="-49.0325883692">
            <text:p>-49.0325883692</text:p>
          </table:table-cell>
          <table:table-cell office:value-type="float" office:value="-68.8286533271">
            <text:p>-68.8286533271</text:p>
          </table:table-cell>
          <table:table-cell office:value-type="float" office:value="-19.7958972432">
            <text:p>-19.7958972432</text:p>
          </table:table-cell>
          <table:table-cell table:style-name="ce5" office:value-type="string">
            <text:p>6.36816108734e-08</text:p>
          </table:table-cell>
          <table:table-cell office:value-type="float" office:value="-50.532228891">
            <text:p>-50.532228891</text:p>
          </table:table-cell>
          <table:table-cell office:value-type="float" office:value="-68.0739855242">
            <text:p>-68.0739855242</text:p>
          </table:table-cell>
          <table:table-cell office:value-type="float" office:value="-20.023078265">
            <text:p>-20.023078265</text:p>
          </table:table-cell>
          <table:table-cell table:number-columns-repeated="9"/>
        </table:table-row>
        <table:table-row table:style-name="ro3" table:number-rows-repeated="5">
          <table:table-cell table:number-columns-repeated="32"/>
        </table:table-row>
        <table:table-row table:style-name="ro5">
          <table:table-cell office:value-type="float" office:value="0.00658666666666">
            <text:p>0.0065866667</text:p>
          </table:table-cell>
          <table:table-cell table:style-name="ce5" office:value-type="string">
            <text:p>-5.84282100478e-09</text:p>
          </table:table-cell>
          <table:table-cell office:value-type="float" office:value="1">
            <text:p>1</text:p>
          </table:table-cell>
          <table:table-cell office:value-type="float" office:value="11296383239.9">
            <text:p>11296383239.9</text:p>
          </table:table-cell>
          <table:table-cell table:style-name="ce5" office:value-type="string">
            <text:p>1.499742e-05</text:p>
          </table:table-cell>
          <table:table-cell office:value-type="float" office:value="1">
            <text:p>1</text:p>
          </table:table-cell>
          <table:table-cell office:value-type="float" office:value="-1.33433265629">
            <text:p>-1.3343326563</text:p>
          </table:table-cell>
          <table:table-cell table:style-name="ce5" office:value-type="string">
            <text:p>-7.1210919e-06</text:p>
          </table:table-cell>
          <table:table-cell office:value-type="float" office:value="1">
            <text:p>1</text:p>
          </table:table-cell>
          <table:table-cell office:value-type="float" office:value="-2.91166202009">
            <text:p>-2.9116620201</text:p>
          </table:table-cell>
          <table:table-cell table:style-name="ce5" office:value-type="string">
            <text:p>7.671139886e-45</text:p>
          </table:table-cell>
          <table:table-cell office:value-type="float" office:value="1">
            <text:p>1</text:p>
          </table:table-cell>
          <table:table-cell table:style-name="ce5" office:value-type="string">
            <text:p>-4.5323535305e+36</text:p>
          </table:table-cell>
          <table:table-cell office:value-type="float" office:value="-0.373380634689">
            <text:p>-0.3733806347</text:p>
          </table:table-cell>
          <table:table-cell office:value-type="float" office:value="0.997876787927">
            <text:p>0.9978767879</text:p>
          </table:table-cell>
          <table:table-cell office:value-type="float" office:value="0.247990409005">
            <text:p>0.247990409</text:p>
          </table:table-cell>
          <table:table-cell office:value-type="float" office:value="4.99576033301">
            <text:p>4.995760333</text:p>
          </table:table-cell>
          <table:table-cell office:value-type="float" office:value="0.0388737765635">
            <text:p>0.0388737766</text:p>
          </table:table-cell>
          <table:table-cell office:value-type="float" office:value="4">
            <text:p>4</text:p>
          </table:table-cell>
          <table:table-cell table:style-name="ce5" office:value-type="string">
            <text:p>2.49502002398e+77</text:p>
          </table:table-cell>
          <table:table-cell table:number-columns-repeated="12"/>
        </table:table-row>
        <table:table-row table:style-name="ro5">
          <table:table-cell office:value-type="float" office:value="0.00988000000001">
            <text:p>0.00988</text:p>
          </table:table-cell>
          <table:table-cell table:style-name="ce5" office:value-type="string">
            <text:p>-1.31408666171e-08</text:p>
          </table:table-cell>
          <table:table-cell office:value-type="float" office:value="1">
            <text:p>1</text:p>
          </table:table-cell>
          <table:table-cell office:value-type="float" office:value="-75849196.8199">
            <text:p>-75849196.8199</text:p>
          </table:table-cell>
          <table:table-cell office:value-type="float" office:value="0.187850046629">
            <text:p>0.1878500466</text:p>
          </table:table-cell>
          <table:table-cell office:value-type="float" office:value="1">
            <text:p>1</text:p>
          </table:table-cell>
          <table:table-cell office:value-type="float" office:value="0.811074609503">
            <text:p>0.8110746095</text:p>
          </table:table-cell>
          <table:table-cell office:value-type="float" office:value="-0.0697650130038">
            <text:p>-0.069765013</text:p>
          </table:table-cell>
          <table:table-cell office:value-type="float" office:value="1">
            <text:p>1</text:p>
          </table:table-cell>
          <table:table-cell office:value-type="float" office:value="-8.04480757641">
            <text:p>-8.0448075764</text:p>
          </table:table-cell>
          <table:table-cell table:style-name="ce5" office:value-type="string">
            <text:p>5.59608190708e-43</text:p>
          </table:table-cell>
          <table:table-cell office:value-type="float" office:value="1">
            <text:p>1</text:p>
          </table:table-cell>
          <table:table-cell table:style-name="ce5" office:value-type="string">
            <text:p>4.89301336771e+38</text:p>
          </table:table-cell>
          <table:table-cell office:value-type="float" office:value="-0.0640680975058">
            <text:p>-0.0640680975</text:p>
          </table:table-cell>
          <table:table-cell office:value-type="float" office:value="0.98749251888">
            <text:p>0.9874925189</text:p>
          </table:table-cell>
          <table:table-cell office:value-type="float" office:value="0.046321728551">
            <text:p>0.0463217286</text:p>
          </table:table-cell>
          <table:table-cell office:value-type="float" office:value="4.97522041027">
            <text:p>4.9752204103</text:p>
          </table:table-cell>
          <table:table-cell office:value-type="float" office:value="0.0401650743059">
            <text:p>0.0401650743</text:p>
          </table:table-cell>
          <table:table-cell office:value-type="float" office:value="4">
            <text:p>4</text:p>
          </table:table-cell>
          <table:table-cell table:style-name="ce5" office:value-type="string">
            <text:p>2.29537690964e+77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cz Viktoria</meta:initial-creator>
    <meta:creation-date>2019-08-28T16:47:52</meta:creation-date>
    <dc:date>2020-02-03T14:26:04</dc:date>
    <dc:creator>Koncz Viktoria</dc:creator>
    <meta:editing-duration>P8DT45M56S</meta:editing-duration>
    <meta:editing-cycles>11</meta:editing-cycles>
    <meta:generator>LibreOffice/3.5$Linux_X86_64 LibreOffice_project/350m1$Build-2</meta:generator>
    <meta:document-statistic meta:table-count="3" meta:cell-count="850" meta:object-count="0"/>
  </office:meta>
</office:document-meta>
</file>